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0.534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3.972cm"/>
    </style:style>
    <style:style style:name="ro1" style:family="table-row">
      <style:table-row-properties style:row-height="2.01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rotation-angle="90"/>
      <style:paragraph-properties fo:text-align="center" fo:margin-left="0cm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is-true-formula([.$I3]=6)" style:apply-style-name="Névtelen1" style:base-cell-address="Munkalap1.C3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shapes>
          <draw:frame draw:z-index="0" draw:style-name="gr1" draw:text-style-name="P1" svg:width="24.373cm" svg:height="13.709cm" svg:x="19.361cm" svg:y="4.004cm">
            <draw:object draw:notify-on-update-of-ranges="Munkalap1.L4:Munkalap1.R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2" table:default-cell-style-name="ce2"/>
        <table:table-column table:style-name="co4" table:default-cell-style-name="ce6"/>
        <table:table-column table:style-name="co4" table:number-columns-repeated="16373" table:default-cell-style-name="ce2"/>
        <table:table-row table:style-name="ro1">
          <table:table-cell table:style-name="ce1" office:value-type="string" calcext:value-type="string">
            <text:p>Sorszám</text:p>
          </table:table-cell>
          <table:table-cell table:style-name="ce1" office:value-type="string" calcext:value-type="string">
            <text:p>Kapcsolás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1" office:value-type="string" calcext:value-type="string">
            <text:p>Égő lámpák száma</text:p>
          </table:table-cell>
          <table:table-cell table:style-name="ce3"/>
          <table:table-cell table:style-name="ce5"/>
          <table:table-cell table:style-name="ce3" table:number-columns-repeated="16373"/>
        </table:table-row>
        <table:table-row table:style-name="ro2">
          <table:table-cell table:number-columns-repeated="2"/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formula="of:=&quot;&quot;">
            <text:p/>
          </table:table-cell>
          <table:table-cell table:number-columns-repeated="16376"/>
        </table:table-row>
        <table:table-row table:style-name="ro2">
          <table:table-cell table:formula="of:=ROW()-2" office:value-type="float" office:value="1" calcext:value-type="float">
            <text:p>1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3]=[.C$1]; IF([.C2]=&quot;&quot;; &quot;Ég&quot;; &quot;&quot;); [.C2])">
            <text:p/>
          </table:table-cell>
          <table:table-cell table:style-name="ce4" table:formula="of:=IF([.$B3]=[.D$1]; IF([.D2]=&quot;&quot;; &quot;Ég&quot;; &quot;&quot;); [.D2])">
            <text:p/>
          </table:table-cell>
          <table:table-cell table:style-name="ce4" table:formula="of:=IF([.$B3]=[.E$1]; IF([.E2]=&quot;&quot;; &quot;Ég&quot;; &quot;&quot;); [.E2])">
            <text:p/>
          </table:table-cell>
          <table:table-cell table:style-name="ce4" table:formula="of:=IF([.$B3]=[.F$1]; IF([.F2]=&quot;&quot;; &quot;Ég&quot;; &quot;&quot;); [.F2])" office:value-type="string" office:string-value="Ég" calcext:value-type="string">
            <text:p>Ég</text:p>
          </table:table-cell>
          <table:table-cell table:style-name="ce4" table:formula="of:=IF([.$B3]=[.G$1]; IF([.G2]=&quot;&quot;; &quot;Ég&quot;; &quot;&quot;); [.G2])">
            <text:p/>
          </table:table-cell>
          <table:table-cell table:style-name="ce4" table:formula="of:=IF([.$B3]=[.H$1]; IF([.H2]=&quot;&quot;; &quot;Ég&quot;; &quot;&quot;); [.H2])">
            <text:p/>
          </table:table-cell>
          <table:table-cell table:formula="of:=COUNTIF([.$C3:.$H3]; &quot;Ég&quot;)"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Égő lámpák száma: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6366"/>
        </table:table-row>
        <table:table-row table:style-name="ro2">
          <table:table-cell table:formula="of:=ROW()-2" office:value-type="float" office:value="2" calcext:value-type="float">
            <text:p>2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4]=[.C$1]; IF([.C3]=&quot;&quot;; &quot;Ég&quot;; &quot;&quot;); [.C3])" office:value-type="string" office:string-value="Ég" calcext:value-type="string">
            <text:p>Ég</text:p>
          </table:table-cell>
          <table:table-cell table:style-name="ce4" table:formula="of:=IF([.$B4]=[.D$1]; IF([.D3]=&quot;&quot;; &quot;Ég&quot;; &quot;&quot;); [.D3])">
            <text:p/>
          </table:table-cell>
          <table:table-cell table:style-name="ce4" table:formula="of:=IF([.$B4]=[.E$1]; IF([.E3]=&quot;&quot;; &quot;Ég&quot;; &quot;&quot;); [.E3])">
            <text:p/>
          </table:table-cell>
          <table:table-cell table:style-name="ce4" table:formula="of:=IF([.$B4]=[.F$1]; IF([.F3]=&quot;&quot;; &quot;Ég&quot;; &quot;&quot;); [.F3])" office:value-type="string" office:string-value="Ég" calcext:value-type="string">
            <text:p>Ég</text:p>
          </table:table-cell>
          <table:table-cell table:style-name="ce4" table:formula="of:=IF([.$B4]=[.G$1]; IF([.G3]=&quot;&quot;; &quot;Ég&quot;; &quot;&quot;); [.G3])">
            <text:p/>
          </table:table-cell>
          <table:table-cell table:style-name="ce4" table:formula="of:=IF([.$B4]=[.H$1]; IF([.H3]=&quot;&quot;; &quot;Ég&quot;; &quot;&quot;); [.H3])">
            <text:p/>
          </table:table-cell>
          <table:table-cell table:formula="of:=COUNTIF([.$C4:.$H4]; &quot;Ég&quot;)"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Előfordulás:</text:p>
          </table:table-cell>
          <table:table-cell table:style-name="ce8" table:formula="of:=COUNTIF([.$I$3:.$I$102]; [.L$3])" office:value-type="float" office:value="2" calcext:value-type="float">
            <text:p>2</text:p>
          </table:table-cell>
          <table:table-cell table:style-name="ce8" table:formula="of:=COUNTIF([.$I$3:.$I$102]; [.M$3])" office:value-type="float" office:value="20" calcext:value-type="float">
            <text:p>20</text:p>
          </table:table-cell>
          <table:table-cell table:style-name="ce8" table:formula="of:=COUNTIF([.$I$3:.$I$102]; [.N$3])" office:value-type="float" office:value="33" calcext:value-type="float">
            <text:p>33</text:p>
          </table:table-cell>
          <table:table-cell table:style-name="ce8" table:formula="of:=COUNTIF([.$I$3:.$I$102]; [.O$3])" office:value-type="float" office:value="26" calcext:value-type="float">
            <text:p>26</text:p>
          </table:table-cell>
          <table:table-cell table:style-name="ce8" table:formula="of:=COUNTIF([.$I$3:.$I$102]; [.P$3])" office:value-type="float" office:value="15" calcext:value-type="float">
            <text:p>15</text:p>
          </table:table-cell>
          <table:table-cell table:style-name="ce8" table:formula="of:=COUNTIF([.$I$3:.$I$102]; [.Q$3])" office:value-type="float" office:value="4" calcext:value-type="float">
            <text:p>4</text:p>
          </table:table-cell>
          <table:table-cell table:style-name="ce8" table:formula="of:=COUNTIF([.$I$3:.$I$102]; [.R$3])" office:value-type="float" office:value="0" calcext:value-type="float">
            <text:p>0</text:p>
          </table:table-cell>
          <table:table-cell table:number-columns-repeated="16366"/>
        </table:table-row>
        <table:table-row table:style-name="ro2">
          <table:table-cell table:formula="of:=ROW()-2" office:value-type="float" office:value="3" calcext:value-type="float">
            <text:p>3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5]=[.C$1]; IF([.C4]=&quot;&quot;; &quot;Ég&quot;; &quot;&quot;); [.C4])">
            <text:p/>
          </table:table-cell>
          <table:table-cell table:style-name="ce4" table:formula="of:=IF([.$B5]=[.D$1]; IF([.D4]=&quot;&quot;; &quot;Ég&quot;; &quot;&quot;); [.D4])">
            <text:p/>
          </table:table-cell>
          <table:table-cell table:style-name="ce4" table:formula="of:=IF([.$B5]=[.E$1]; IF([.E4]=&quot;&quot;; &quot;Ég&quot;; &quot;&quot;); [.E4])">
            <text:p/>
          </table:table-cell>
          <table:table-cell table:style-name="ce4" table:formula="of:=IF([.$B5]=[.F$1]; IF([.F4]=&quot;&quot;; &quot;Ég&quot;; &quot;&quot;); [.F4])" office:value-type="string" office:string-value="Ég" calcext:value-type="string">
            <text:p>Ég</text:p>
          </table:table-cell>
          <table:table-cell table:style-name="ce4" table:formula="of:=IF([.$B5]=[.G$1]; IF([.G4]=&quot;&quot;; &quot;Ég&quot;; &quot;&quot;); [.G4])">
            <text:p/>
          </table:table-cell>
          <table:table-cell table:style-name="ce4" table:formula="of:=IF([.$B5]=[.H$1]; IF([.H4]=&quot;&quot;; &quot;Ég&quot;; &quot;&quot;); [.H4])">
            <text:p/>
          </table:table-cell>
          <table:table-cell table:formula="of:=COUNTIF([.$C5:.$H5]; &quot;Ég&quot;)" office:value-type="float" office:value="1" calcext:value-type="float">
            <text:p>1</text:p>
          </table:table-cell>
          <table:table-cell/>
          <table:table-cell office:value-type="string" calcext:value-type="string">
            <text:p>Először ég az összes:</text:p>
          </table:table-cell>
          <table:table-cell table:formula="of:=IF([.R4]&gt;0; MATCH(6; [.I3:.I102]; 0); &quot;Nincs ilyen&quot;)" office:value-type="string" office:string-value="Nincs ilyen" calcext:value-type="string">
            <text:p>Nincs ilyen</text:p>
          </table:table-cell>
          <table:table-cell table:number-columns-repeated="16372"/>
        </table:table-row>
        <table:table-row table:style-name="ro2">
          <table:table-cell table:formula="of:=ROW()-2" office:value-type="float" office:value="4" calcext:value-type="float">
            <text:p>4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6]=[.C$1]; IF([.C5]=&quot;&quot;; &quot;Ég&quot;; &quot;&quot;); [.C5])">
            <text:p/>
          </table:table-cell>
          <table:table-cell table:style-name="ce4" table:formula="of:=IF([.$B6]=[.D$1]; IF([.D5]=&quot;&quot;; &quot;Ég&quot;; &quot;&quot;); [.D5])">
            <text:p/>
          </table:table-cell>
          <table:table-cell table:style-name="ce4" table:formula="of:=IF([.$B6]=[.E$1]; IF([.E5]=&quot;&quot;; &quot;Ég&quot;; &quot;&quot;); [.E5])">
            <text:p/>
          </table:table-cell>
          <table:table-cell table:style-name="ce4" table:formula="of:=IF([.$B6]=[.F$1]; IF([.F5]=&quot;&quot;; &quot;Ég&quot;; &quot;&quot;); [.F5])">
            <text:p/>
          </table:table-cell>
          <table:table-cell table:style-name="ce4" table:formula="of:=IF([.$B6]=[.G$1]; IF([.G5]=&quot;&quot;; &quot;Ég&quot;; &quot;&quot;); [.G5])">
            <text:p/>
          </table:table-cell>
          <table:table-cell table:style-name="ce4" table:formula="of:=IF([.$B6]=[.H$1]; IF([.H5]=&quot;&quot;; &quot;Ég&quot;; &quot;&quot;); [.H5])">
            <text:p/>
          </table:table-cell>
          <table:table-cell table:formula="of:=COUNTIF([.$C6:.$H6]; &quot;Ég&quot;)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" calcext:value-type="float">
            <text:p>5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7]=[.C$1]; IF([.C6]=&quot;&quot;; &quot;Ég&quot;; &quot;&quot;); [.C6])">
            <text:p/>
          </table:table-cell>
          <table:table-cell table:style-name="ce4" table:formula="of:=IF([.$B7]=[.D$1]; IF([.D6]=&quot;&quot;; &quot;Ég&quot;; &quot;&quot;); [.D6])">
            <text:p/>
          </table:table-cell>
          <table:table-cell table:style-name="ce4" table:formula="of:=IF([.$B7]=[.E$1]; IF([.E6]=&quot;&quot;; &quot;Ég&quot;; &quot;&quot;); [.E6])">
            <text:p/>
          </table:table-cell>
          <table:table-cell table:style-name="ce4" table:formula="of:=IF([.$B7]=[.F$1]; IF([.F6]=&quot;&quot;; &quot;Ég&quot;; &quot;&quot;); [.F6])" office:value-type="string" office:string-value="Ég" calcext:value-type="string">
            <text:p>Ég</text:p>
          </table:table-cell>
          <table:table-cell table:style-name="ce4" table:formula="of:=IF([.$B7]=[.G$1]; IF([.G6]=&quot;&quot;; &quot;Ég&quot;; &quot;&quot;); [.G6])">
            <text:p/>
          </table:table-cell>
          <table:table-cell table:style-name="ce4" table:formula="of:=IF([.$B7]=[.H$1]; IF([.H6]=&quot;&quot;; &quot;Ég&quot;; &quot;&quot;); [.H6])">
            <text:p/>
          </table:table-cell>
          <table:table-cell table:formula="of:=COUNTIF([.$C7:.$H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" calcext:value-type="float">
            <text:p>6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8]=[.C$1]; IF([.C7]=&quot;&quot;; &quot;Ég&quot;; &quot;&quot;); [.C7])">
            <text:p/>
          </table:table-cell>
          <table:table-cell table:style-name="ce4" table:formula="of:=IF([.$B8]=[.D$1]; IF([.D7]=&quot;&quot;; &quot;Ég&quot;; &quot;&quot;); [.D7])" office:value-type="string" office:string-value="Ég" calcext:value-type="string">
            <text:p>Ég</text:p>
          </table:table-cell>
          <table:table-cell table:style-name="ce4" table:formula="of:=IF([.$B8]=[.E$1]; IF([.E7]=&quot;&quot;; &quot;Ég&quot;; &quot;&quot;); [.E7])">
            <text:p/>
          </table:table-cell>
          <table:table-cell table:style-name="ce4" table:formula="of:=IF([.$B8]=[.F$1]; IF([.F7]=&quot;&quot;; &quot;Ég&quot;; &quot;&quot;); [.F7])" office:value-type="string" office:string-value="Ég" calcext:value-type="string">
            <text:p>Ég</text:p>
          </table:table-cell>
          <table:table-cell table:style-name="ce4" table:formula="of:=IF([.$B8]=[.G$1]; IF([.G7]=&quot;&quot;; &quot;Ég&quot;; &quot;&quot;); [.G7])">
            <text:p/>
          </table:table-cell>
          <table:table-cell table:style-name="ce4" table:formula="of:=IF([.$B8]=[.H$1]; IF([.H7]=&quot;&quot;; &quot;Ég&quot;; &quot;&quot;); [.H7])">
            <text:p/>
          </table:table-cell>
          <table:table-cell table:formula="of:=COUNTIF([.$C8:.$H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" calcext:value-type="float">
            <text:p>7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9]=[.C$1]; IF([.C8]=&quot;&quot;; &quot;Ég&quot;; &quot;&quot;); [.C8])">
            <text:p/>
          </table:table-cell>
          <table:table-cell table:style-name="ce4" table:formula="of:=IF([.$B9]=[.D$1]; IF([.D8]=&quot;&quot;; &quot;Ég&quot;; &quot;&quot;); [.D8])">
            <text:p/>
          </table:table-cell>
          <table:table-cell table:style-name="ce4" table:formula="of:=IF([.$B9]=[.E$1]; IF([.E8]=&quot;&quot;; &quot;Ég&quot;; &quot;&quot;); [.E8])">
            <text:p/>
          </table:table-cell>
          <table:table-cell table:style-name="ce4" table:formula="of:=IF([.$B9]=[.F$1]; IF([.F8]=&quot;&quot;; &quot;Ég&quot;; &quot;&quot;); [.F8])" office:value-type="string" office:string-value="Ég" calcext:value-type="string">
            <text:p>Ég</text:p>
          </table:table-cell>
          <table:table-cell table:style-name="ce4" table:formula="of:=IF([.$B9]=[.G$1]; IF([.G8]=&quot;&quot;; &quot;Ég&quot;; &quot;&quot;); [.G8])">
            <text:p/>
          </table:table-cell>
          <table:table-cell table:style-name="ce4" table:formula="of:=IF([.$B9]=[.H$1]; IF([.H8]=&quot;&quot;; &quot;Ég&quot;; &quot;&quot;); [.H8])">
            <text:p/>
          </table:table-cell>
          <table:table-cell table:formula="of:=COUNTIF([.$C9:.$H9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" calcext:value-type="float">
            <text:p>8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10]=[.C$1]; IF([.C9]=&quot;&quot;; &quot;Ég&quot;; &quot;&quot;); [.C9])">
            <text:p/>
          </table:table-cell>
          <table:table-cell table:style-name="ce4" table:formula="of:=IF([.$B10]=[.D$1]; IF([.D9]=&quot;&quot;; &quot;Ég&quot;; &quot;&quot;); [.D9])">
            <text:p/>
          </table:table-cell>
          <table:table-cell table:style-name="ce4" table:formula="of:=IF([.$B10]=[.E$1]; IF([.E9]=&quot;&quot;; &quot;Ég&quot;; &quot;&quot;); [.E9])" office:value-type="string" office:string-value="Ég" calcext:value-type="string">
            <text:p>Ég</text:p>
          </table:table-cell>
          <table:table-cell table:style-name="ce4" table:formula="of:=IF([.$B10]=[.F$1]; IF([.F9]=&quot;&quot;; &quot;Ég&quot;; &quot;&quot;); [.F9])" office:value-type="string" office:string-value="Ég" calcext:value-type="string">
            <text:p>Ég</text:p>
          </table:table-cell>
          <table:table-cell table:style-name="ce4" table:formula="of:=IF([.$B10]=[.G$1]; IF([.G9]=&quot;&quot;; &quot;Ég&quot;; &quot;&quot;); [.G9])">
            <text:p/>
          </table:table-cell>
          <table:table-cell table:style-name="ce4" table:formula="of:=IF([.$B10]=[.H$1]; IF([.H9]=&quot;&quot;; &quot;Ég&quot;; &quot;&quot;); [.H9])">
            <text:p/>
          </table:table-cell>
          <table:table-cell table:formula="of:=COUNTIF([.$C10:.$H1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" calcext:value-type="float">
            <text:p>9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11]=[.C$1]; IF([.C10]=&quot;&quot;; &quot;Ég&quot;; &quot;&quot;); [.C10])">
            <text:p/>
          </table:table-cell>
          <table:table-cell table:style-name="ce4" table:formula="of:=IF([.$B11]=[.D$1]; IF([.D10]=&quot;&quot;; &quot;Ég&quot;; &quot;&quot;); [.D10])">
            <text:p/>
          </table:table-cell>
          <table:table-cell table:style-name="ce4" table:formula="of:=IF([.$B11]=[.E$1]; IF([.E10]=&quot;&quot;; &quot;Ég&quot;; &quot;&quot;); [.E10])">
            <text:p/>
          </table:table-cell>
          <table:table-cell table:style-name="ce4" table:formula="of:=IF([.$B11]=[.F$1]; IF([.F10]=&quot;&quot;; &quot;Ég&quot;; &quot;&quot;); [.F10])" office:value-type="string" office:string-value="Ég" calcext:value-type="string">
            <text:p>Ég</text:p>
          </table:table-cell>
          <table:table-cell table:style-name="ce4" table:formula="of:=IF([.$B11]=[.G$1]; IF([.G10]=&quot;&quot;; &quot;Ég&quot;; &quot;&quot;); [.G10])">
            <text:p/>
          </table:table-cell>
          <table:table-cell table:style-name="ce4" table:formula="of:=IF([.$B11]=[.H$1]; IF([.H10]=&quot;&quot;; &quot;Ég&quot;; &quot;&quot;); [.H10])">
            <text:p/>
          </table:table-cell>
          <table:table-cell table:formula="of:=COUNTIF([.$C11:.$H11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0" calcext:value-type="float">
            <text:p>10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12]=[.C$1]; IF([.C11]=&quot;&quot;; &quot;Ég&quot;; &quot;&quot;); [.C11])">
            <text:p/>
          </table:table-cell>
          <table:table-cell table:style-name="ce4" table:formula="of:=IF([.$B12]=[.D$1]; IF([.D11]=&quot;&quot;; &quot;Ég&quot;; &quot;&quot;); [.D11])" office:value-type="string" office:string-value="Ég" calcext:value-type="string">
            <text:p>Ég</text:p>
          </table:table-cell>
          <table:table-cell table:style-name="ce4" table:formula="of:=IF([.$B12]=[.E$1]; IF([.E11]=&quot;&quot;; &quot;Ég&quot;; &quot;&quot;); [.E11])">
            <text:p/>
          </table:table-cell>
          <table:table-cell table:style-name="ce4" table:formula="of:=IF([.$B12]=[.F$1]; IF([.F11]=&quot;&quot;; &quot;Ég&quot;; &quot;&quot;); [.F11])" office:value-type="string" office:string-value="Ég" calcext:value-type="string">
            <text:p>Ég</text:p>
          </table:table-cell>
          <table:table-cell table:style-name="ce4" table:formula="of:=IF([.$B12]=[.G$1]; IF([.G11]=&quot;&quot;; &quot;Ég&quot;; &quot;&quot;); [.G11])">
            <text:p/>
          </table:table-cell>
          <table:table-cell table:style-name="ce4" table:formula="of:=IF([.$B12]=[.H$1]; IF([.H11]=&quot;&quot;; &quot;Ég&quot;; &quot;&quot;); [.H11])">
            <text:p/>
          </table:table-cell>
          <table:table-cell table:formula="of:=COUNTIF([.$C12:.$H1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1" calcext:value-type="float">
            <text:p>11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13]=[.C$1]; IF([.C12]=&quot;&quot;; &quot;Ég&quot;; &quot;&quot;); [.C12])" office:value-type="string" office:string-value="Ég" calcext:value-type="string">
            <text:p>Ég</text:p>
          </table:table-cell>
          <table:table-cell table:style-name="ce4" table:formula="of:=IF([.$B13]=[.D$1]; IF([.D12]=&quot;&quot;; &quot;Ég&quot;; &quot;&quot;); [.D12])" office:value-type="string" office:string-value="Ég" calcext:value-type="string">
            <text:p>Ég</text:p>
          </table:table-cell>
          <table:table-cell table:style-name="ce4" table:formula="of:=IF([.$B13]=[.E$1]; IF([.E12]=&quot;&quot;; &quot;Ég&quot;; &quot;&quot;); [.E12])">
            <text:p/>
          </table:table-cell>
          <table:table-cell table:style-name="ce4" table:formula="of:=IF([.$B13]=[.F$1]; IF([.F12]=&quot;&quot;; &quot;Ég&quot;; &quot;&quot;); [.F12])" office:value-type="string" office:string-value="Ég" calcext:value-type="string">
            <text:p>Ég</text:p>
          </table:table-cell>
          <table:table-cell table:style-name="ce4" table:formula="of:=IF([.$B13]=[.G$1]; IF([.G12]=&quot;&quot;; &quot;Ég&quot;; &quot;&quot;); [.G12])">
            <text:p/>
          </table:table-cell>
          <table:table-cell table:style-name="ce4" table:formula="of:=IF([.$B13]=[.H$1]; IF([.H12]=&quot;&quot;; &quot;Ég&quot;; &quot;&quot;); [.H12])">
            <text:p/>
          </table:table-cell>
          <table:table-cell table:formula="of:=COUNTIF([.$C13:.$H13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2" calcext:value-type="float">
            <text:p>12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14]=[.C$1]; IF([.C13]=&quot;&quot;; &quot;Ég&quot;; &quot;&quot;); [.C13])" office:value-type="string" office:string-value="Ég" calcext:value-type="string">
            <text:p>Ég</text:p>
          </table:table-cell>
          <table:table-cell table:style-name="ce4" table:formula="of:=IF([.$B14]=[.D$1]; IF([.D13]=&quot;&quot;; &quot;Ég&quot;; &quot;&quot;); [.D13])">
            <text:p/>
          </table:table-cell>
          <table:table-cell table:style-name="ce4" table:formula="of:=IF([.$B14]=[.E$1]; IF([.E13]=&quot;&quot;; &quot;Ég&quot;; &quot;&quot;); [.E13])">
            <text:p/>
          </table:table-cell>
          <table:table-cell table:style-name="ce4" table:formula="of:=IF([.$B14]=[.F$1]; IF([.F13]=&quot;&quot;; &quot;Ég&quot;; &quot;&quot;); [.F13])" office:value-type="string" office:string-value="Ég" calcext:value-type="string">
            <text:p>Ég</text:p>
          </table:table-cell>
          <table:table-cell table:style-name="ce4" table:formula="of:=IF([.$B14]=[.G$1]; IF([.G13]=&quot;&quot;; &quot;Ég&quot;; &quot;&quot;); [.G13])">
            <text:p/>
          </table:table-cell>
          <table:table-cell table:style-name="ce4" table:formula="of:=IF([.$B14]=[.H$1]; IF([.H13]=&quot;&quot;; &quot;Ég&quot;; &quot;&quot;); [.H13])">
            <text:p/>
          </table:table-cell>
          <table:table-cell table:formula="of:=COUNTIF([.$C14:.$H14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3" calcext:value-type="float">
            <text:p>13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15]=[.C$1]; IF([.C14]=&quot;&quot;; &quot;Ég&quot;; &quot;&quot;); [.C14])" office:value-type="string" office:string-value="Ég" calcext:value-type="string">
            <text:p>Ég</text:p>
          </table:table-cell>
          <table:table-cell table:style-name="ce4" table:formula="of:=IF([.$B15]=[.D$1]; IF([.D14]=&quot;&quot;; &quot;Ég&quot;; &quot;&quot;); [.D14])">
            <text:p/>
          </table:table-cell>
          <table:table-cell table:style-name="ce4" table:formula="of:=IF([.$B15]=[.E$1]; IF([.E14]=&quot;&quot;; &quot;Ég&quot;; &quot;&quot;); [.E14])">
            <text:p/>
          </table:table-cell>
          <table:table-cell table:style-name="ce4" table:formula="of:=IF([.$B15]=[.F$1]; IF([.F14]=&quot;&quot;; &quot;Ég&quot;; &quot;&quot;); [.F14])" office:value-type="string" office:string-value="Ég" calcext:value-type="string">
            <text:p>Ég</text:p>
          </table:table-cell>
          <table:table-cell table:style-name="ce4" table:formula="of:=IF([.$B15]=[.G$1]; IF([.G14]=&quot;&quot;; &quot;Ég&quot;; &quot;&quot;); [.G14])" office:value-type="string" office:string-value="Ég" calcext:value-type="string">
            <text:p>Ég</text:p>
          </table:table-cell>
          <table:table-cell table:style-name="ce4" table:formula="of:=IF([.$B15]=[.H$1]; IF([.H14]=&quot;&quot;; &quot;Ég&quot;; &quot;&quot;); [.H14])">
            <text:p/>
          </table:table-cell>
          <table:table-cell table:formula="of:=COUNTIF([.$C15:.$H1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4" calcext:value-type="float">
            <text:p>14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16]=[.C$1]; IF([.C15]=&quot;&quot;; &quot;Ég&quot;; &quot;&quot;); [.C15])" office:value-type="string" office:string-value="Ég" calcext:value-type="string">
            <text:p>Ég</text:p>
          </table:table-cell>
          <table:table-cell table:style-name="ce4" table:formula="of:=IF([.$B16]=[.D$1]; IF([.D15]=&quot;&quot;; &quot;Ég&quot;; &quot;&quot;); [.D15])">
            <text:p/>
          </table:table-cell>
          <table:table-cell table:style-name="ce4" table:formula="of:=IF([.$B16]=[.E$1]; IF([.E15]=&quot;&quot;; &quot;Ég&quot;; &quot;&quot;); [.E15])">
            <text:p/>
          </table:table-cell>
          <table:table-cell table:style-name="ce4" table:formula="of:=IF([.$B16]=[.F$1]; IF([.F15]=&quot;&quot;; &quot;Ég&quot;; &quot;&quot;); [.F15])" office:value-type="string" office:string-value="Ég" calcext:value-type="string">
            <text:p>Ég</text:p>
          </table:table-cell>
          <table:table-cell table:style-name="ce4" table:formula="of:=IF([.$B16]=[.G$1]; IF([.G15]=&quot;&quot;; &quot;Ég&quot;; &quot;&quot;); [.G15])">
            <text:p/>
          </table:table-cell>
          <table:table-cell table:style-name="ce4" table:formula="of:=IF([.$B16]=[.H$1]; IF([.H15]=&quot;&quot;; &quot;Ég&quot;; &quot;&quot;); [.H15])">
            <text:p/>
          </table:table-cell>
          <table:table-cell table:formula="of:=COUNTIF([.$C16:.$H1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5" calcext:value-type="float">
            <text:p>15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17]=[.C$1]; IF([.C16]=&quot;&quot;; &quot;Ég&quot;; &quot;&quot;); [.C16])">
            <text:p/>
          </table:table-cell>
          <table:table-cell table:style-name="ce4" table:formula="of:=IF([.$B17]=[.D$1]; IF([.D16]=&quot;&quot;; &quot;Ég&quot;; &quot;&quot;); [.D16])">
            <text:p/>
          </table:table-cell>
          <table:table-cell table:style-name="ce4" table:formula="of:=IF([.$B17]=[.E$1]; IF([.E16]=&quot;&quot;; &quot;Ég&quot;; &quot;&quot;); [.E16])">
            <text:p/>
          </table:table-cell>
          <table:table-cell table:style-name="ce4" table:formula="of:=IF([.$B17]=[.F$1]; IF([.F16]=&quot;&quot;; &quot;Ég&quot;; &quot;&quot;); [.F16])" office:value-type="string" office:string-value="Ég" calcext:value-type="string">
            <text:p>Ég</text:p>
          </table:table-cell>
          <table:table-cell table:style-name="ce4" table:formula="of:=IF([.$B17]=[.G$1]; IF([.G16]=&quot;&quot;; &quot;Ég&quot;; &quot;&quot;); [.G16])">
            <text:p/>
          </table:table-cell>
          <table:table-cell table:style-name="ce4" table:formula="of:=IF([.$B17]=[.H$1]; IF([.H16]=&quot;&quot;; &quot;Ég&quot;; &quot;&quot;); [.H16])">
            <text:p/>
          </table:table-cell>
          <table:table-cell table:formula="of:=COUNTIF([.$C17:.$H1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6" calcext:value-type="float">
            <text:p>16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18]=[.C$1]; IF([.C17]=&quot;&quot;; &quot;Ég&quot;; &quot;&quot;); [.C17])" office:value-type="string" office:string-value="Ég" calcext:value-type="string">
            <text:p>Ég</text:p>
          </table:table-cell>
          <table:table-cell table:style-name="ce4" table:formula="of:=IF([.$B18]=[.D$1]; IF([.D17]=&quot;&quot;; &quot;Ég&quot;; &quot;&quot;); [.D17])">
            <text:p/>
          </table:table-cell>
          <table:table-cell table:style-name="ce4" table:formula="of:=IF([.$B18]=[.E$1]; IF([.E17]=&quot;&quot;; &quot;Ég&quot;; &quot;&quot;); [.E17])">
            <text:p/>
          </table:table-cell>
          <table:table-cell table:style-name="ce4" table:formula="of:=IF([.$B18]=[.F$1]; IF([.F17]=&quot;&quot;; &quot;Ég&quot;; &quot;&quot;); [.F17])" office:value-type="string" office:string-value="Ég" calcext:value-type="string">
            <text:p>Ég</text:p>
          </table:table-cell>
          <table:table-cell table:style-name="ce4" table:formula="of:=IF([.$B18]=[.G$1]; IF([.G17]=&quot;&quot;; &quot;Ég&quot;; &quot;&quot;); [.G17])">
            <text:p/>
          </table:table-cell>
          <table:table-cell table:style-name="ce4" table:formula="of:=IF([.$B18]=[.H$1]; IF([.H17]=&quot;&quot;; &quot;Ég&quot;; &quot;&quot;); [.H17])">
            <text:p/>
          </table:table-cell>
          <table:table-cell table:formula="of:=COUNTIF([.$C18:.$H1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7" calcext:value-type="float">
            <text:p>17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19]=[.C$1]; IF([.C18]=&quot;&quot;; &quot;Ég&quot;; &quot;&quot;); [.C18])" office:value-type="string" office:string-value="Ég" calcext:value-type="string">
            <text:p>Ég</text:p>
          </table:table-cell>
          <table:table-cell table:style-name="ce4" table:formula="of:=IF([.$B19]=[.D$1]; IF([.D18]=&quot;&quot;; &quot;Ég&quot;; &quot;&quot;); [.D18])">
            <text:p/>
          </table:table-cell>
          <table:table-cell table:style-name="ce4" table:formula="of:=IF([.$B19]=[.E$1]; IF([.E18]=&quot;&quot;; &quot;Ég&quot;; &quot;&quot;); [.E18])" office:value-type="string" office:string-value="Ég" calcext:value-type="string">
            <text:p>Ég</text:p>
          </table:table-cell>
          <table:table-cell table:style-name="ce4" table:formula="of:=IF([.$B19]=[.F$1]; IF([.F18]=&quot;&quot;; &quot;Ég&quot;; &quot;&quot;); [.F18])" office:value-type="string" office:string-value="Ég" calcext:value-type="string">
            <text:p>Ég</text:p>
          </table:table-cell>
          <table:table-cell table:style-name="ce4" table:formula="of:=IF([.$B19]=[.G$1]; IF([.G18]=&quot;&quot;; &quot;Ég&quot;; &quot;&quot;); [.G18])">
            <text:p/>
          </table:table-cell>
          <table:table-cell table:style-name="ce4" table:formula="of:=IF([.$B19]=[.H$1]; IF([.H18]=&quot;&quot;; &quot;Ég&quot;; &quot;&quot;); [.H18])">
            <text:p/>
          </table:table-cell>
          <table:table-cell table:formula="of:=COUNTIF([.$C19:.$H1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8" calcext:value-type="float">
            <text:p>18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20]=[.C$1]; IF([.C19]=&quot;&quot;; &quot;Ég&quot;; &quot;&quot;); [.C19])">
            <text:p/>
          </table:table-cell>
          <table:table-cell table:style-name="ce4" table:formula="of:=IF([.$B20]=[.D$1]; IF([.D19]=&quot;&quot;; &quot;Ég&quot;; &quot;&quot;); [.D19])">
            <text:p/>
          </table:table-cell>
          <table:table-cell table:style-name="ce4" table:formula="of:=IF([.$B20]=[.E$1]; IF([.E19]=&quot;&quot;; &quot;Ég&quot;; &quot;&quot;); [.E19])" office:value-type="string" office:string-value="Ég" calcext:value-type="string">
            <text:p>Ég</text:p>
          </table:table-cell>
          <table:table-cell table:style-name="ce4" table:formula="of:=IF([.$B20]=[.F$1]; IF([.F19]=&quot;&quot;; &quot;Ég&quot;; &quot;&quot;); [.F19])" office:value-type="string" office:string-value="Ég" calcext:value-type="string">
            <text:p>Ég</text:p>
          </table:table-cell>
          <table:table-cell table:style-name="ce4" table:formula="of:=IF([.$B20]=[.G$1]; IF([.G19]=&quot;&quot;; &quot;Ég&quot;; &quot;&quot;); [.G19])">
            <text:p/>
          </table:table-cell>
          <table:table-cell table:style-name="ce4" table:formula="of:=IF([.$B20]=[.H$1]; IF([.H19]=&quot;&quot;; &quot;Ég&quot;; &quot;&quot;); [.H19])">
            <text:p/>
          </table:table-cell>
          <table:table-cell table:formula="of:=COUNTIF([.$C20:.$H2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9" calcext:value-type="float">
            <text:p>19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21]=[.C$1]; IF([.C20]=&quot;&quot;; &quot;Ég&quot;; &quot;&quot;); [.C20])">
            <text:p/>
          </table:table-cell>
          <table:table-cell table:style-name="ce4" table:formula="of:=IF([.$B21]=[.D$1]; IF([.D20]=&quot;&quot;; &quot;Ég&quot;; &quot;&quot;); [.D20])" office:value-type="string" office:string-value="Ég" calcext:value-type="string">
            <text:p>Ég</text:p>
          </table:table-cell>
          <table:table-cell table:style-name="ce4" table:formula="of:=IF([.$B21]=[.E$1]; IF([.E20]=&quot;&quot;; &quot;Ég&quot;; &quot;&quot;); [.E20])" office:value-type="string" office:string-value="Ég" calcext:value-type="string">
            <text:p>Ég</text:p>
          </table:table-cell>
          <table:table-cell table:style-name="ce4" table:formula="of:=IF([.$B21]=[.F$1]; IF([.F20]=&quot;&quot;; &quot;Ég&quot;; &quot;&quot;); [.F20])" office:value-type="string" office:string-value="Ég" calcext:value-type="string">
            <text:p>Ég</text:p>
          </table:table-cell>
          <table:table-cell table:style-name="ce4" table:formula="of:=IF([.$B21]=[.G$1]; IF([.G20]=&quot;&quot;; &quot;Ég&quot;; &quot;&quot;); [.G20])">
            <text:p/>
          </table:table-cell>
          <table:table-cell table:style-name="ce4" table:formula="of:=IF([.$B21]=[.H$1]; IF([.H20]=&quot;&quot;; &quot;Ég&quot;; &quot;&quot;); [.H20])">
            <text:p/>
          </table:table-cell>
          <table:table-cell table:formula="of:=COUNTIF([.$C21:.$H21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0" calcext:value-type="float">
            <text:p>20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22]=[.C$1]; IF([.C21]=&quot;&quot;; &quot;Ég&quot;; &quot;&quot;); [.C21])">
            <text:p/>
          </table:table-cell>
          <table:table-cell table:style-name="ce4" table:formula="of:=IF([.$B22]=[.D$1]; IF([.D21]=&quot;&quot;; &quot;Ég&quot;; &quot;&quot;); [.D21])" office:value-type="string" office:string-value="Ég" calcext:value-type="string">
            <text:p>Ég</text:p>
          </table:table-cell>
          <table:table-cell table:style-name="ce4" table:formula="of:=IF([.$B22]=[.E$1]; IF([.E21]=&quot;&quot;; &quot;Ég&quot;; &quot;&quot;); [.E21])" office:value-type="string" office:string-value="Ég" calcext:value-type="string">
            <text:p>Ég</text:p>
          </table:table-cell>
          <table:table-cell table:style-name="ce4" table:formula="of:=IF([.$B22]=[.F$1]; IF([.F21]=&quot;&quot;; &quot;Ég&quot;; &quot;&quot;); [.F21])" office:value-type="string" office:string-value="Ég" calcext:value-type="string">
            <text:p>Ég</text:p>
          </table:table-cell>
          <table:table-cell table:style-name="ce4" table:formula="of:=IF([.$B22]=[.G$1]; IF([.G21]=&quot;&quot;; &quot;Ég&quot;; &quot;&quot;); [.G21])">
            <text:p/>
          </table:table-cell>
          <table:table-cell table:style-name="ce4" table:formula="of:=IF([.$B22]=[.H$1]; IF([.H21]=&quot;&quot;; &quot;Ég&quot;; &quot;&quot;); [.H21])" office:value-type="string" office:string-value="Ég" calcext:value-type="string">
            <text:p>Ég</text:p>
          </table:table-cell>
          <table:table-cell table:formula="of:=COUNTIF([.$C22:.$H22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1" calcext:value-type="float">
            <text:p>21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23]=[.C$1]; IF([.C22]=&quot;&quot;; &quot;Ég&quot;; &quot;&quot;); [.C22])">
            <text:p/>
          </table:table-cell>
          <table:table-cell table:style-name="ce4" table:formula="of:=IF([.$B23]=[.D$1]; IF([.D22]=&quot;&quot;; &quot;Ég&quot;; &quot;&quot;); [.D22])" office:value-type="string" office:string-value="Ég" calcext:value-type="string">
            <text:p>Ég</text:p>
          </table:table-cell>
          <table:table-cell table:style-name="ce4" table:formula="of:=IF([.$B23]=[.E$1]; IF([.E22]=&quot;&quot;; &quot;Ég&quot;; &quot;&quot;); [.E22])">
            <text:p/>
          </table:table-cell>
          <table:table-cell table:style-name="ce4" table:formula="of:=IF([.$B23]=[.F$1]; IF([.F22]=&quot;&quot;; &quot;Ég&quot;; &quot;&quot;); [.F22])" office:value-type="string" office:string-value="Ég" calcext:value-type="string">
            <text:p>Ég</text:p>
          </table:table-cell>
          <table:table-cell table:style-name="ce4" table:formula="of:=IF([.$B23]=[.G$1]; IF([.G22]=&quot;&quot;; &quot;Ég&quot;; &quot;&quot;); [.G22])">
            <text:p/>
          </table:table-cell>
          <table:table-cell table:style-name="ce4" table:formula="of:=IF([.$B23]=[.H$1]; IF([.H22]=&quot;&quot;; &quot;Ég&quot;; &quot;&quot;); [.H22])" office:value-type="string" office:string-value="Ég" calcext:value-type="string">
            <text:p>Ég</text:p>
          </table:table-cell>
          <table:table-cell table:formula="of:=COUNTIF([.$C23:.$H23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2" calcext:value-type="float">
            <text:p>22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24]=[.C$1]; IF([.C23]=&quot;&quot;; &quot;Ég&quot;; &quot;&quot;); [.C23])" office:value-type="string" office:string-value="Ég" calcext:value-type="string">
            <text:p>Ég</text:p>
          </table:table-cell>
          <table:table-cell table:style-name="ce4" table:formula="of:=IF([.$B24]=[.D$1]; IF([.D23]=&quot;&quot;; &quot;Ég&quot;; &quot;&quot;); [.D23])" office:value-type="string" office:string-value="Ég" calcext:value-type="string">
            <text:p>Ég</text:p>
          </table:table-cell>
          <table:table-cell table:style-name="ce4" table:formula="of:=IF([.$B24]=[.E$1]; IF([.E23]=&quot;&quot;; &quot;Ég&quot;; &quot;&quot;); [.E23])">
            <text:p/>
          </table:table-cell>
          <table:table-cell table:style-name="ce4" table:formula="of:=IF([.$B24]=[.F$1]; IF([.F23]=&quot;&quot;; &quot;Ég&quot;; &quot;&quot;); [.F23])" office:value-type="string" office:string-value="Ég" calcext:value-type="string">
            <text:p>Ég</text:p>
          </table:table-cell>
          <table:table-cell table:style-name="ce4" table:formula="of:=IF([.$B24]=[.G$1]; IF([.G23]=&quot;&quot;; &quot;Ég&quot;; &quot;&quot;); [.G23])">
            <text:p/>
          </table:table-cell>
          <table:table-cell table:style-name="ce4" table:formula="of:=IF([.$B24]=[.H$1]; IF([.H23]=&quot;&quot;; &quot;Ég&quot;; &quot;&quot;); [.H23])" office:value-type="string" office:string-value="Ég" calcext:value-type="string">
            <text:p>Ég</text:p>
          </table:table-cell>
          <table:table-cell table:formula="of:=COUNTIF([.$C24:.$H24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3" calcext:value-type="float">
            <text:p>23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25]=[.C$1]; IF([.C24]=&quot;&quot;; &quot;Ég&quot;; &quot;&quot;); [.C24])" office:value-type="string" office:string-value="Ég" calcext:value-type="string">
            <text:p>Ég</text:p>
          </table:table-cell>
          <table:table-cell table:style-name="ce4" table:formula="of:=IF([.$B25]=[.D$1]; IF([.D24]=&quot;&quot;; &quot;Ég&quot;; &quot;&quot;); [.D24])" office:value-type="string" office:string-value="Ég" calcext:value-type="string">
            <text:p>Ég</text:p>
          </table:table-cell>
          <table:table-cell table:style-name="ce4" table:formula="of:=IF([.$B25]=[.E$1]; IF([.E24]=&quot;&quot;; &quot;Ég&quot;; &quot;&quot;); [.E24])">
            <text:p/>
          </table:table-cell>
          <table:table-cell table:style-name="ce4" table:formula="of:=IF([.$B25]=[.F$1]; IF([.F24]=&quot;&quot;; &quot;Ég&quot;; &quot;&quot;); [.F24])" office:value-type="string" office:string-value="Ég" calcext:value-type="string">
            <text:p>Ég</text:p>
          </table:table-cell>
          <table:table-cell table:style-name="ce4" table:formula="of:=IF([.$B25]=[.G$1]; IF([.G24]=&quot;&quot;; &quot;Ég&quot;; &quot;&quot;); [.G24])">
            <text:p/>
          </table:table-cell>
          <table:table-cell table:style-name="ce4" table:formula="of:=IF([.$B25]=[.H$1]; IF([.H24]=&quot;&quot;; &quot;Ég&quot;; &quot;&quot;); [.H24])">
            <text:p/>
          </table:table-cell>
          <table:table-cell table:formula="of:=COUNTIF([.$C25:.$H2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4" calcext:value-type="float">
            <text:p>24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26]=[.C$1]; IF([.C25]=&quot;&quot;; &quot;Ég&quot;; &quot;&quot;); [.C25])">
            <text:p/>
          </table:table-cell>
          <table:table-cell table:style-name="ce4" table:formula="of:=IF([.$B26]=[.D$1]; IF([.D25]=&quot;&quot;; &quot;Ég&quot;; &quot;&quot;); [.D25])" office:value-type="string" office:string-value="Ég" calcext:value-type="string">
            <text:p>Ég</text:p>
          </table:table-cell>
          <table:table-cell table:style-name="ce4" table:formula="of:=IF([.$B26]=[.E$1]; IF([.E25]=&quot;&quot;; &quot;Ég&quot;; &quot;&quot;); [.E25])">
            <text:p/>
          </table:table-cell>
          <table:table-cell table:style-name="ce4" table:formula="of:=IF([.$B26]=[.F$1]; IF([.F25]=&quot;&quot;; &quot;Ég&quot;; &quot;&quot;); [.F25])" office:value-type="string" office:string-value="Ég" calcext:value-type="string">
            <text:p>Ég</text:p>
          </table:table-cell>
          <table:table-cell table:style-name="ce4" table:formula="of:=IF([.$B26]=[.G$1]; IF([.G25]=&quot;&quot;; &quot;Ég&quot;; &quot;&quot;); [.G25])">
            <text:p/>
          </table:table-cell>
          <table:table-cell table:style-name="ce4" table:formula="of:=IF([.$B26]=[.H$1]; IF([.H25]=&quot;&quot;; &quot;Ég&quot;; &quot;&quot;); [.H25])">
            <text:p/>
          </table:table-cell>
          <table:table-cell table:formula="of:=COUNTIF([.$C26:.$H2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5" calcext:value-type="float">
            <text:p>25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27]=[.C$1]; IF([.C26]=&quot;&quot;; &quot;Ég&quot;; &quot;&quot;); [.C26])">
            <text:p/>
          </table:table-cell>
          <table:table-cell table:style-name="ce4" table:formula="of:=IF([.$B27]=[.D$1]; IF([.D26]=&quot;&quot;; &quot;Ég&quot;; &quot;&quot;); [.D26])" office:value-type="string" office:string-value="Ég" calcext:value-type="string">
            <text:p>Ég</text:p>
          </table:table-cell>
          <table:table-cell table:style-name="ce4" table:formula="of:=IF([.$B27]=[.E$1]; IF([.E26]=&quot;&quot;; &quot;Ég&quot;; &quot;&quot;); [.E26])">
            <text:p/>
          </table:table-cell>
          <table:table-cell table:style-name="ce4" table:formula="of:=IF([.$B27]=[.F$1]; IF([.F26]=&quot;&quot;; &quot;Ég&quot;; &quot;&quot;); [.F26])" office:value-type="string" office:string-value="Ég" calcext:value-type="string">
            <text:p>Ég</text:p>
          </table:table-cell>
          <table:table-cell table:style-name="ce4" table:formula="of:=IF([.$B27]=[.G$1]; IF([.G26]=&quot;&quot;; &quot;Ég&quot;; &quot;&quot;); [.G26])">
            <text:p/>
          </table:table-cell>
          <table:table-cell table:style-name="ce4" table:formula="of:=IF([.$B27]=[.H$1]; IF([.H26]=&quot;&quot;; &quot;Ég&quot;; &quot;&quot;); [.H26])" office:value-type="string" office:string-value="Ég" calcext:value-type="string">
            <text:p>Ég</text:p>
          </table:table-cell>
          <table:table-cell table:formula="of:=COUNTIF([.$C27:.$H27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6" calcext:value-type="float">
            <text:p>26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28]=[.C$1]; IF([.C27]=&quot;&quot;; &quot;Ég&quot;; &quot;&quot;); [.C27])">
            <text:p/>
          </table:table-cell>
          <table:table-cell table:style-name="ce4" table:formula="of:=IF([.$B28]=[.D$1]; IF([.D27]=&quot;&quot;; &quot;Ég&quot;; &quot;&quot;); [.D27])" office:value-type="string" office:string-value="Ég" calcext:value-type="string">
            <text:p>Ég</text:p>
          </table:table-cell>
          <table:table-cell table:style-name="ce4" table:formula="of:=IF([.$B28]=[.E$1]; IF([.E27]=&quot;&quot;; &quot;Ég&quot;; &quot;&quot;); [.E27])">
            <text:p/>
          </table:table-cell>
          <table:table-cell table:style-name="ce4" table:formula="of:=IF([.$B28]=[.F$1]; IF([.F27]=&quot;&quot;; &quot;Ég&quot;; &quot;&quot;); [.F27])" office:value-type="string" office:string-value="Ég" calcext:value-type="string">
            <text:p>Ég</text:p>
          </table:table-cell>
          <table:table-cell table:style-name="ce4" table:formula="of:=IF([.$B28]=[.G$1]; IF([.G27]=&quot;&quot;; &quot;Ég&quot;; &quot;&quot;); [.G27])">
            <text:p/>
          </table:table-cell>
          <table:table-cell table:style-name="ce4" table:formula="of:=IF([.$B28]=[.H$1]; IF([.H27]=&quot;&quot;; &quot;Ég&quot;; &quot;&quot;); [.H27])">
            <text:p/>
          </table:table-cell>
          <table:table-cell table:formula="of:=COUNTIF([.$C28:.$H2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7" calcext:value-type="float">
            <text:p>27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29]=[.C$1]; IF([.C28]=&quot;&quot;; &quot;Ég&quot;; &quot;&quot;); [.C28])">
            <text:p/>
          </table:table-cell>
          <table:table-cell table:style-name="ce4" table:formula="of:=IF([.$B29]=[.D$1]; IF([.D28]=&quot;&quot;; &quot;Ég&quot;; &quot;&quot;); [.D28])" office:value-type="string" office:string-value="Ég" calcext:value-type="string">
            <text:p>Ég</text:p>
          </table:table-cell>
          <table:table-cell table:style-name="ce4" table:formula="of:=IF([.$B29]=[.E$1]; IF([.E28]=&quot;&quot;; &quot;Ég&quot;; &quot;&quot;); [.E28])">
            <text:p/>
          </table:table-cell>
          <table:table-cell table:style-name="ce4" table:formula="of:=IF([.$B29]=[.F$1]; IF([.F28]=&quot;&quot;; &quot;Ég&quot;; &quot;&quot;); [.F28])" office:value-type="string" office:string-value="Ég" calcext:value-type="string">
            <text:p>Ég</text:p>
          </table:table-cell>
          <table:table-cell table:style-name="ce4" table:formula="of:=IF([.$B29]=[.G$1]; IF([.G28]=&quot;&quot;; &quot;Ég&quot;; &quot;&quot;); [.G28])" office:value-type="string" office:string-value="Ég" calcext:value-type="string">
            <text:p>Ég</text:p>
          </table:table-cell>
          <table:table-cell table:style-name="ce4" table:formula="of:=IF([.$B29]=[.H$1]; IF([.H28]=&quot;&quot;; &quot;Ég&quot;; &quot;&quot;); [.H28])">
            <text:p/>
          </table:table-cell>
          <table:table-cell table:formula="of:=COUNTIF([.$C29:.$H2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8" calcext:value-type="float">
            <text:p>28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30]=[.C$1]; IF([.C29]=&quot;&quot;; &quot;Ég&quot;; &quot;&quot;); [.C29])">
            <text:p/>
          </table:table-cell>
          <table:table-cell table:style-name="ce4" table:formula="of:=IF([.$B30]=[.D$1]; IF([.D29]=&quot;&quot;; &quot;Ég&quot;; &quot;&quot;); [.D29])" office:value-type="string" office:string-value="Ég" calcext:value-type="string">
            <text:p>Ég</text:p>
          </table:table-cell>
          <table:table-cell table:style-name="ce4" table:formula="of:=IF([.$B30]=[.E$1]; IF([.E29]=&quot;&quot;; &quot;Ég&quot;; &quot;&quot;); [.E29])">
            <text:p/>
          </table:table-cell>
          <table:table-cell table:style-name="ce4" table:formula="of:=IF([.$B30]=[.F$1]; IF([.F29]=&quot;&quot;; &quot;Ég&quot;; &quot;&quot;); [.F29])" office:value-type="string" office:string-value="Ég" calcext:value-type="string">
            <text:p>Ég</text:p>
          </table:table-cell>
          <table:table-cell table:style-name="ce4" table:formula="of:=IF([.$B30]=[.G$1]; IF([.G29]=&quot;&quot;; &quot;Ég&quot;; &quot;&quot;); [.G29])">
            <text:p/>
          </table:table-cell>
          <table:table-cell table:style-name="ce4" table:formula="of:=IF([.$B30]=[.H$1]; IF([.H29]=&quot;&quot;; &quot;Ég&quot;; &quot;&quot;); [.H29])">
            <text:p/>
          </table:table-cell>
          <table:table-cell table:formula="of:=COUNTIF([.$C30:.$H3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29" calcext:value-type="float">
            <text:p>29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31]=[.C$1]; IF([.C30]=&quot;&quot;; &quot;Ég&quot;; &quot;&quot;); [.C30])">
            <text:p/>
          </table:table-cell>
          <table:table-cell table:style-name="ce4" table:formula="of:=IF([.$B31]=[.D$1]; IF([.D30]=&quot;&quot;; &quot;Ég&quot;; &quot;&quot;); [.D30])" office:value-type="string" office:string-value="Ég" calcext:value-type="string">
            <text:p>Ég</text:p>
          </table:table-cell>
          <table:table-cell table:style-name="ce4" table:formula="of:=IF([.$B31]=[.E$1]; IF([.E30]=&quot;&quot;; &quot;Ég&quot;; &quot;&quot;); [.E30])">
            <text:p/>
          </table:table-cell>
          <table:table-cell table:style-name="ce4" table:formula="of:=IF([.$B31]=[.F$1]; IF([.F30]=&quot;&quot;; &quot;Ég&quot;; &quot;&quot;); [.F30])">
            <text:p/>
          </table:table-cell>
          <table:table-cell table:style-name="ce4" table:formula="of:=IF([.$B31]=[.G$1]; IF([.G30]=&quot;&quot;; &quot;Ég&quot;; &quot;&quot;); [.G30])">
            <text:p/>
          </table:table-cell>
          <table:table-cell table:style-name="ce4" table:formula="of:=IF([.$B31]=[.H$1]; IF([.H30]=&quot;&quot;; &quot;Ég&quot;; &quot;&quot;); [.H30])">
            <text:p/>
          </table:table-cell>
          <table:table-cell table:formula="of:=COUNTIF([.$C31:.$H31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0" calcext:value-type="float">
            <text:p>30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32]=[.C$1]; IF([.C31]=&quot;&quot;; &quot;Ég&quot;; &quot;&quot;); [.C31])">
            <text:p/>
          </table:table-cell>
          <table:table-cell table:style-name="ce4" table:formula="of:=IF([.$B32]=[.D$1]; IF([.D31]=&quot;&quot;; &quot;Ég&quot;; &quot;&quot;); [.D31])" office:value-type="string" office:string-value="Ég" calcext:value-type="string">
            <text:p>Ég</text:p>
          </table:table-cell>
          <table:table-cell table:style-name="ce4" table:formula="of:=IF([.$B32]=[.E$1]; IF([.E31]=&quot;&quot;; &quot;Ég&quot;; &quot;&quot;); [.E31])">
            <text:p/>
          </table:table-cell>
          <table:table-cell table:style-name="ce4" table:formula="of:=IF([.$B32]=[.F$1]; IF([.F31]=&quot;&quot;; &quot;Ég&quot;; &quot;&quot;); [.F31])">
            <text:p/>
          </table:table-cell>
          <table:table-cell table:style-name="ce4" table:formula="of:=IF([.$B32]=[.G$1]; IF([.G31]=&quot;&quot;; &quot;Ég&quot;; &quot;&quot;); [.G31])" office:value-type="string" office:string-value="Ég" calcext:value-type="string">
            <text:p>Ég</text:p>
          </table:table-cell>
          <table:table-cell table:style-name="ce4" table:formula="of:=IF([.$B32]=[.H$1]; IF([.H31]=&quot;&quot;; &quot;Ég&quot;; &quot;&quot;); [.H31])">
            <text:p/>
          </table:table-cell>
          <table:table-cell table:formula="of:=COUNTIF([.$C32:.$H3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1" calcext:value-type="float">
            <text:p>31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33]=[.C$1]; IF([.C32]=&quot;&quot;; &quot;Ég&quot;; &quot;&quot;); [.C32])">
            <text:p/>
          </table:table-cell>
          <table:table-cell table:style-name="ce4" table:formula="of:=IF([.$B33]=[.D$1]; IF([.D32]=&quot;&quot;; &quot;Ég&quot;; &quot;&quot;); [.D32])" office:value-type="string" office:string-value="Ég" calcext:value-type="string">
            <text:p>Ég</text:p>
          </table:table-cell>
          <table:table-cell table:style-name="ce4" table:formula="of:=IF([.$B33]=[.E$1]; IF([.E32]=&quot;&quot;; &quot;Ég&quot;; &quot;&quot;); [.E32])">
            <text:p/>
          </table:table-cell>
          <table:table-cell table:style-name="ce4" table:formula="of:=IF([.$B33]=[.F$1]; IF([.F32]=&quot;&quot;; &quot;Ég&quot;; &quot;&quot;); [.F32])">
            <text:p/>
          </table:table-cell>
          <table:table-cell table:style-name="ce4" table:formula="of:=IF([.$B33]=[.G$1]; IF([.G32]=&quot;&quot;; &quot;Ég&quot;; &quot;&quot;); [.G32])" office:value-type="string" office:string-value="Ég" calcext:value-type="string">
            <text:p>Ég</text:p>
          </table:table-cell>
          <table:table-cell table:style-name="ce4" table:formula="of:=IF([.$B33]=[.H$1]; IF([.H32]=&quot;&quot;; &quot;Ég&quot;; &quot;&quot;); [.H32])" office:value-type="string" office:string-value="Ég" calcext:value-type="string">
            <text:p>Ég</text:p>
          </table:table-cell>
          <table:table-cell table:formula="of:=COUNTIF([.$C33:.$H33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2" calcext:value-type="float">
            <text:p>32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34]=[.C$1]; IF([.C33]=&quot;&quot;; &quot;Ég&quot;; &quot;&quot;); [.C33])">
            <text:p/>
          </table:table-cell>
          <table:table-cell table:style-name="ce4" table:formula="of:=IF([.$B34]=[.D$1]; IF([.D33]=&quot;&quot;; &quot;Ég&quot;; &quot;&quot;); [.D33])" office:value-type="string" office:string-value="Ég" calcext:value-type="string">
            <text:p>Ég</text:p>
          </table:table-cell>
          <table:table-cell table:style-name="ce4" table:formula="of:=IF([.$B34]=[.E$1]; IF([.E33]=&quot;&quot;; &quot;Ég&quot;; &quot;&quot;); [.E33])">
            <text:p/>
          </table:table-cell>
          <table:table-cell table:style-name="ce4" table:formula="of:=IF([.$B34]=[.F$1]; IF([.F33]=&quot;&quot;; &quot;Ég&quot;; &quot;&quot;); [.F33])" office:value-type="string" office:string-value="Ég" calcext:value-type="string">
            <text:p>Ég</text:p>
          </table:table-cell>
          <table:table-cell table:style-name="ce4" table:formula="of:=IF([.$B34]=[.G$1]; IF([.G33]=&quot;&quot;; &quot;Ég&quot;; &quot;&quot;); [.G33])" office:value-type="string" office:string-value="Ég" calcext:value-type="string">
            <text:p>Ég</text:p>
          </table:table-cell>
          <table:table-cell table:style-name="ce4" table:formula="of:=IF([.$B34]=[.H$1]; IF([.H33]=&quot;&quot;; &quot;Ég&quot;; &quot;&quot;); [.H33])" office:value-type="string" office:string-value="Ég" calcext:value-type="string">
            <text:p>Ég</text:p>
          </table:table-cell>
          <table:table-cell table:formula="of:=COUNTIF([.$C34:.$H34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3" calcext:value-type="float">
            <text:p>33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35]=[.C$1]; IF([.C34]=&quot;&quot;; &quot;Ég&quot;; &quot;&quot;); [.C34])">
            <text:p/>
          </table:table-cell>
          <table:table-cell table:style-name="ce4" table:formula="of:=IF([.$B35]=[.D$1]; IF([.D34]=&quot;&quot;; &quot;Ég&quot;; &quot;&quot;); [.D34])">
            <text:p/>
          </table:table-cell>
          <table:table-cell table:style-name="ce4" table:formula="of:=IF([.$B35]=[.E$1]; IF([.E34]=&quot;&quot;; &quot;Ég&quot;; &quot;&quot;); [.E34])">
            <text:p/>
          </table:table-cell>
          <table:table-cell table:style-name="ce4" table:formula="of:=IF([.$B35]=[.F$1]; IF([.F34]=&quot;&quot;; &quot;Ég&quot;; &quot;&quot;); [.F34])" office:value-type="string" office:string-value="Ég" calcext:value-type="string">
            <text:p>Ég</text:p>
          </table:table-cell>
          <table:table-cell table:style-name="ce4" table:formula="of:=IF([.$B35]=[.G$1]; IF([.G34]=&quot;&quot;; &quot;Ég&quot;; &quot;&quot;); [.G34])" office:value-type="string" office:string-value="Ég" calcext:value-type="string">
            <text:p>Ég</text:p>
          </table:table-cell>
          <table:table-cell table:style-name="ce4" table:formula="of:=IF([.$B35]=[.H$1]; IF([.H34]=&quot;&quot;; &quot;Ég&quot;; &quot;&quot;); [.H34])" office:value-type="string" office:string-value="Ég" calcext:value-type="string">
            <text:p>Ég</text:p>
          </table:table-cell>
          <table:table-cell table:formula="of:=COUNTIF([.$C35:.$H3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4" calcext:value-type="float">
            <text:p>34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36]=[.C$1]; IF([.C35]=&quot;&quot;; &quot;Ég&quot;; &quot;&quot;); [.C35])">
            <text:p/>
          </table:table-cell>
          <table:table-cell table:style-name="ce4" table:formula="of:=IF([.$B36]=[.D$1]; IF([.D35]=&quot;&quot;; &quot;Ég&quot;; &quot;&quot;); [.D35])">
            <text:p/>
          </table:table-cell>
          <table:table-cell table:style-name="ce4" table:formula="of:=IF([.$B36]=[.E$1]; IF([.E35]=&quot;&quot;; &quot;Ég&quot;; &quot;&quot;); [.E35])">
            <text:p/>
          </table:table-cell>
          <table:table-cell table:style-name="ce4" table:formula="of:=IF([.$B36]=[.F$1]; IF([.F35]=&quot;&quot;; &quot;Ég&quot;; &quot;&quot;); [.F35])" office:value-type="string" office:string-value="Ég" calcext:value-type="string">
            <text:p>Ég</text:p>
          </table:table-cell>
          <table:table-cell table:style-name="ce4" table:formula="of:=IF([.$B36]=[.G$1]; IF([.G35]=&quot;&quot;; &quot;Ég&quot;; &quot;&quot;); [.G35])">
            <text:p/>
          </table:table-cell>
          <table:table-cell table:style-name="ce4" table:formula="of:=IF([.$B36]=[.H$1]; IF([.H35]=&quot;&quot;; &quot;Ég&quot;; &quot;&quot;); [.H35])" office:value-type="string" office:string-value="Ég" calcext:value-type="string">
            <text:p>Ég</text:p>
          </table:table-cell>
          <table:table-cell table:formula="of:=COUNTIF([.$C36:.$H3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5" calcext:value-type="float">
            <text:p>35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37]=[.C$1]; IF([.C36]=&quot;&quot;; &quot;Ég&quot;; &quot;&quot;); [.C36])">
            <text:p/>
          </table:table-cell>
          <table:table-cell table:style-name="ce4" table:formula="of:=IF([.$B37]=[.D$1]; IF([.D36]=&quot;&quot;; &quot;Ég&quot;; &quot;&quot;); [.D36])">
            <text:p/>
          </table:table-cell>
          <table:table-cell table:style-name="ce4" table:formula="of:=IF([.$B37]=[.E$1]; IF([.E36]=&quot;&quot;; &quot;Ég&quot;; &quot;&quot;); [.E36])">
            <text:p/>
          </table:table-cell>
          <table:table-cell table:style-name="ce4" table:formula="of:=IF([.$B37]=[.F$1]; IF([.F36]=&quot;&quot;; &quot;Ég&quot;; &quot;&quot;); [.F36])" office:value-type="string" office:string-value="Ég" calcext:value-type="string">
            <text:p>Ég</text:p>
          </table:table-cell>
          <table:table-cell table:style-name="ce4" table:formula="of:=IF([.$B37]=[.G$1]; IF([.G36]=&quot;&quot;; &quot;Ég&quot;; &quot;&quot;); [.G36])">
            <text:p/>
          </table:table-cell>
          <table:table-cell table:style-name="ce4" table:formula="of:=IF([.$B37]=[.H$1]; IF([.H36]=&quot;&quot;; &quot;Ég&quot;; &quot;&quot;); [.H36])">
            <text:p/>
          </table:table-cell>
          <table:table-cell table:formula="of:=COUNTIF([.$C37:.$H3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6" calcext:value-type="float">
            <text:p>36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38]=[.C$1]; IF([.C37]=&quot;&quot;; &quot;Ég&quot;; &quot;&quot;); [.C37])">
            <text:p/>
          </table:table-cell>
          <table:table-cell table:style-name="ce4" table:formula="of:=IF([.$B38]=[.D$1]; IF([.D37]=&quot;&quot;; &quot;Ég&quot;; &quot;&quot;); [.D37])">
            <text:p/>
          </table:table-cell>
          <table:table-cell table:style-name="ce4" table:formula="of:=IF([.$B38]=[.E$1]; IF([.E37]=&quot;&quot;; &quot;Ég&quot;; &quot;&quot;); [.E37])">
            <text:p/>
          </table:table-cell>
          <table:table-cell table:style-name="ce4" table:formula="of:=IF([.$B38]=[.F$1]; IF([.F37]=&quot;&quot;; &quot;Ég&quot;; &quot;&quot;); [.F37])">
            <text:p/>
          </table:table-cell>
          <table:table-cell table:style-name="ce4" table:formula="of:=IF([.$B38]=[.G$1]; IF([.G37]=&quot;&quot;; &quot;Ég&quot;; &quot;&quot;); [.G37])">
            <text:p/>
          </table:table-cell>
          <table:table-cell table:style-name="ce4" table:formula="of:=IF([.$B38]=[.H$1]; IF([.H37]=&quot;&quot;; &quot;Ég&quot;; &quot;&quot;); [.H37])">
            <text:p/>
          </table:table-cell>
          <table:table-cell table:formula="of:=COUNTIF([.$C38:.$H38]; &quot;Ég&quot;)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7" calcext:value-type="float">
            <text:p>37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39]=[.C$1]; IF([.C38]=&quot;&quot;; &quot;Ég&quot;; &quot;&quot;); [.C38])">
            <text:p/>
          </table:table-cell>
          <table:table-cell table:style-name="ce4" table:formula="of:=IF([.$B39]=[.D$1]; IF([.D38]=&quot;&quot;; &quot;Ég&quot;; &quot;&quot;); [.D38])">
            <text:p/>
          </table:table-cell>
          <table:table-cell table:style-name="ce4" table:formula="of:=IF([.$B39]=[.E$1]; IF([.E38]=&quot;&quot;; &quot;Ég&quot;; &quot;&quot;); [.E38])">
            <text:p/>
          </table:table-cell>
          <table:table-cell table:style-name="ce4" table:formula="of:=IF([.$B39]=[.F$1]; IF([.F38]=&quot;&quot;; &quot;Ég&quot;; &quot;&quot;); [.F38])">
            <text:p/>
          </table:table-cell>
          <table:table-cell table:style-name="ce4" table:formula="of:=IF([.$B39]=[.G$1]; IF([.G38]=&quot;&quot;; &quot;Ég&quot;; &quot;&quot;); [.G38])">
            <text:p/>
          </table:table-cell>
          <table:table-cell table:style-name="ce4" table:formula="of:=IF([.$B39]=[.H$1]; IF([.H38]=&quot;&quot;; &quot;Ég&quot;; &quot;&quot;); [.H38])" office:value-type="string" office:string-value="Ég" calcext:value-type="string">
            <text:p>Ég</text:p>
          </table:table-cell>
          <table:table-cell table:formula="of:=COUNTIF([.$C39:.$H39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8" calcext:value-type="float">
            <text:p>38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40]=[.C$1]; IF([.C39]=&quot;&quot;; &quot;Ég&quot;; &quot;&quot;); [.C39])">
            <text:p/>
          </table:table-cell>
          <table:table-cell table:style-name="ce4" table:formula="of:=IF([.$B40]=[.D$1]; IF([.D39]=&quot;&quot;; &quot;Ég&quot;; &quot;&quot;); [.D39])" office:value-type="string" office:string-value="Ég" calcext:value-type="string">
            <text:p>Ég</text:p>
          </table:table-cell>
          <table:table-cell table:style-name="ce4" table:formula="of:=IF([.$B40]=[.E$1]; IF([.E39]=&quot;&quot;; &quot;Ég&quot;; &quot;&quot;); [.E39])">
            <text:p/>
          </table:table-cell>
          <table:table-cell table:style-name="ce4" table:formula="of:=IF([.$B40]=[.F$1]; IF([.F39]=&quot;&quot;; &quot;Ég&quot;; &quot;&quot;); [.F39])">
            <text:p/>
          </table:table-cell>
          <table:table-cell table:style-name="ce4" table:formula="of:=IF([.$B40]=[.G$1]; IF([.G39]=&quot;&quot;; &quot;Ég&quot;; &quot;&quot;); [.G39])">
            <text:p/>
          </table:table-cell>
          <table:table-cell table:style-name="ce4" table:formula="of:=IF([.$B40]=[.H$1]; IF([.H39]=&quot;&quot;; &quot;Ég&quot;; &quot;&quot;); [.H39])" office:value-type="string" office:string-value="Ég" calcext:value-type="string">
            <text:p>Ég</text:p>
          </table:table-cell>
          <table:table-cell table:formula="of:=COUNTIF([.$C40:.$H4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39" calcext:value-type="float">
            <text:p>39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41]=[.C$1]; IF([.C40]=&quot;&quot;; &quot;Ég&quot;; &quot;&quot;); [.C40])">
            <text:p/>
          </table:table-cell>
          <table:table-cell table:style-name="ce4" table:formula="of:=IF([.$B41]=[.D$1]; IF([.D40]=&quot;&quot;; &quot;Ég&quot;; &quot;&quot;); [.D40])">
            <text:p/>
          </table:table-cell>
          <table:table-cell table:style-name="ce4" table:formula="of:=IF([.$B41]=[.E$1]; IF([.E40]=&quot;&quot;; &quot;Ég&quot;; &quot;&quot;); [.E40])">
            <text:p/>
          </table:table-cell>
          <table:table-cell table:style-name="ce4" table:formula="of:=IF([.$B41]=[.F$1]; IF([.F40]=&quot;&quot;; &quot;Ég&quot;; &quot;&quot;); [.F40])">
            <text:p/>
          </table:table-cell>
          <table:table-cell table:style-name="ce4" table:formula="of:=IF([.$B41]=[.G$1]; IF([.G40]=&quot;&quot;; &quot;Ég&quot;; &quot;&quot;); [.G40])">
            <text:p/>
          </table:table-cell>
          <table:table-cell table:style-name="ce4" table:formula="of:=IF([.$B41]=[.H$1]; IF([.H40]=&quot;&quot;; &quot;Ég&quot;; &quot;&quot;); [.H40])" office:value-type="string" office:string-value="Ég" calcext:value-type="string">
            <text:p>Ég</text:p>
          </table:table-cell>
          <table:table-cell table:formula="of:=COUNTIF([.$C41:.$H41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0" calcext:value-type="float">
            <text:p>40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42]=[.C$1]; IF([.C41]=&quot;&quot;; &quot;Ég&quot;; &quot;&quot;); [.C41])" office:value-type="string" office:string-value="Ég" calcext:value-type="string">
            <text:p>Ég</text:p>
          </table:table-cell>
          <table:table-cell table:style-name="ce4" table:formula="of:=IF([.$B42]=[.D$1]; IF([.D41]=&quot;&quot;; &quot;Ég&quot;; &quot;&quot;); [.D41])">
            <text:p/>
          </table:table-cell>
          <table:table-cell table:style-name="ce4" table:formula="of:=IF([.$B42]=[.E$1]; IF([.E41]=&quot;&quot;; &quot;Ég&quot;; &quot;&quot;); [.E41])">
            <text:p/>
          </table:table-cell>
          <table:table-cell table:style-name="ce4" table:formula="of:=IF([.$B42]=[.F$1]; IF([.F41]=&quot;&quot;; &quot;Ég&quot;; &quot;&quot;); [.F41])">
            <text:p/>
          </table:table-cell>
          <table:table-cell table:style-name="ce4" table:formula="of:=IF([.$B42]=[.G$1]; IF([.G41]=&quot;&quot;; &quot;Ég&quot;; &quot;&quot;); [.G41])">
            <text:p/>
          </table:table-cell>
          <table:table-cell table:style-name="ce4" table:formula="of:=IF([.$B42]=[.H$1]; IF([.H41]=&quot;&quot;; &quot;Ég&quot;; &quot;&quot;); [.H41])" office:value-type="string" office:string-value="Ég" calcext:value-type="string">
            <text:p>Ég</text:p>
          </table:table-cell>
          <table:table-cell table:formula="of:=COUNTIF([.$C42:.$H4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1" calcext:value-type="float">
            <text:p>41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43]=[.C$1]; IF([.C42]=&quot;&quot;; &quot;Ég&quot;; &quot;&quot;); [.C42])">
            <text:p/>
          </table:table-cell>
          <table:table-cell table:style-name="ce4" table:formula="of:=IF([.$B43]=[.D$1]; IF([.D42]=&quot;&quot;; &quot;Ég&quot;; &quot;&quot;); [.D42])">
            <text:p/>
          </table:table-cell>
          <table:table-cell table:style-name="ce4" table:formula="of:=IF([.$B43]=[.E$1]; IF([.E42]=&quot;&quot;; &quot;Ég&quot;; &quot;&quot;); [.E42])">
            <text:p/>
          </table:table-cell>
          <table:table-cell table:style-name="ce4" table:formula="of:=IF([.$B43]=[.F$1]; IF([.F42]=&quot;&quot;; &quot;Ég&quot;; &quot;&quot;); [.F42])">
            <text:p/>
          </table:table-cell>
          <table:table-cell table:style-name="ce4" table:formula="of:=IF([.$B43]=[.G$1]; IF([.G42]=&quot;&quot;; &quot;Ég&quot;; &quot;&quot;); [.G42])">
            <text:p/>
          </table:table-cell>
          <table:table-cell table:style-name="ce4" table:formula="of:=IF([.$B43]=[.H$1]; IF([.H42]=&quot;&quot;; &quot;Ég&quot;; &quot;&quot;); [.H42])" office:value-type="string" office:string-value="Ég" calcext:value-type="string">
            <text:p>Ég</text:p>
          </table:table-cell>
          <table:table-cell table:formula="of:=COUNTIF([.$C43:.$H43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2" calcext:value-type="float">
            <text:p>42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44]=[.C$1]; IF([.C43]=&quot;&quot;; &quot;Ég&quot;; &quot;&quot;); [.C43])" office:value-type="string" office:string-value="Ég" calcext:value-type="string">
            <text:p>Ég</text:p>
          </table:table-cell>
          <table:table-cell table:style-name="ce4" table:formula="of:=IF([.$B44]=[.D$1]; IF([.D43]=&quot;&quot;; &quot;Ég&quot;; &quot;&quot;); [.D43])">
            <text:p/>
          </table:table-cell>
          <table:table-cell table:style-name="ce4" table:formula="of:=IF([.$B44]=[.E$1]; IF([.E43]=&quot;&quot;; &quot;Ég&quot;; &quot;&quot;); [.E43])">
            <text:p/>
          </table:table-cell>
          <table:table-cell table:style-name="ce4" table:formula="of:=IF([.$B44]=[.F$1]; IF([.F43]=&quot;&quot;; &quot;Ég&quot;; &quot;&quot;); [.F43])">
            <text:p/>
          </table:table-cell>
          <table:table-cell table:style-name="ce4" table:formula="of:=IF([.$B44]=[.G$1]; IF([.G43]=&quot;&quot;; &quot;Ég&quot;; &quot;&quot;); [.G43])">
            <text:p/>
          </table:table-cell>
          <table:table-cell table:style-name="ce4" table:formula="of:=IF([.$B44]=[.H$1]; IF([.H43]=&quot;&quot;; &quot;Ég&quot;; &quot;&quot;); [.H43])" office:value-type="string" office:string-value="Ég" calcext:value-type="string">
            <text:p>Ég</text:p>
          </table:table-cell>
          <table:table-cell table:formula="of:=COUNTIF([.$C44:.$H44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3" calcext:value-type="float">
            <text:p>43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45]=[.C$1]; IF([.C44]=&quot;&quot;; &quot;Ég&quot;; &quot;&quot;); [.C44])" office:value-type="string" office:string-value="Ég" calcext:value-type="string">
            <text:p>Ég</text:p>
          </table:table-cell>
          <table:table-cell table:style-name="ce4" table:formula="of:=IF([.$B45]=[.D$1]; IF([.D44]=&quot;&quot;; &quot;Ég&quot;; &quot;&quot;); [.D44])">
            <text:p/>
          </table:table-cell>
          <table:table-cell table:style-name="ce4" table:formula="of:=IF([.$B45]=[.E$1]; IF([.E44]=&quot;&quot;; &quot;Ég&quot;; &quot;&quot;); [.E44])">
            <text:p/>
          </table:table-cell>
          <table:table-cell table:style-name="ce4" table:formula="of:=IF([.$B45]=[.F$1]; IF([.F44]=&quot;&quot;; &quot;Ég&quot;; &quot;&quot;); [.F44])">
            <text:p/>
          </table:table-cell>
          <table:table-cell table:style-name="ce4" table:formula="of:=IF([.$B45]=[.G$1]; IF([.G44]=&quot;&quot;; &quot;Ég&quot;; &quot;&quot;); [.G44])" office:value-type="string" office:string-value="Ég" calcext:value-type="string">
            <text:p>Ég</text:p>
          </table:table-cell>
          <table:table-cell table:style-name="ce4" table:formula="of:=IF([.$B45]=[.H$1]; IF([.H44]=&quot;&quot;; &quot;Ég&quot;; &quot;&quot;); [.H44])" office:value-type="string" office:string-value="Ég" calcext:value-type="string">
            <text:p>Ég</text:p>
          </table:table-cell>
          <table:table-cell table:formula="of:=COUNTIF([.$C45:.$H4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4" calcext:value-type="float">
            <text:p>44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46]=[.C$1]; IF([.C45]=&quot;&quot;; &quot;Ég&quot;; &quot;&quot;); [.C45])" office:value-type="string" office:string-value="Ég" calcext:value-type="string">
            <text:p>Ég</text:p>
          </table:table-cell>
          <table:table-cell table:style-name="ce4" table:formula="of:=IF([.$B46]=[.D$1]; IF([.D45]=&quot;&quot;; &quot;Ég&quot;; &quot;&quot;); [.D45])">
            <text:p/>
          </table:table-cell>
          <table:table-cell table:style-name="ce4" table:formula="of:=IF([.$B46]=[.E$1]; IF([.E45]=&quot;&quot;; &quot;Ég&quot;; &quot;&quot;); [.E45])">
            <text:p/>
          </table:table-cell>
          <table:table-cell table:style-name="ce4" table:formula="of:=IF([.$B46]=[.F$1]; IF([.F45]=&quot;&quot;; &quot;Ég&quot;; &quot;&quot;); [.F45])">
            <text:p/>
          </table:table-cell>
          <table:table-cell table:style-name="ce4" table:formula="of:=IF([.$B46]=[.G$1]; IF([.G45]=&quot;&quot;; &quot;Ég&quot;; &quot;&quot;); [.G45])">
            <text:p/>
          </table:table-cell>
          <table:table-cell table:style-name="ce4" table:formula="of:=IF([.$B46]=[.H$1]; IF([.H45]=&quot;&quot;; &quot;Ég&quot;; &quot;&quot;); [.H45])" office:value-type="string" office:string-value="Ég" calcext:value-type="string">
            <text:p>Ég</text:p>
          </table:table-cell>
          <table:table-cell table:formula="of:=COUNTIF([.$C46:.$H4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5" calcext:value-type="float">
            <text:p>45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47]=[.C$1]; IF([.C46]=&quot;&quot;; &quot;Ég&quot;; &quot;&quot;); [.C46])" office:value-type="string" office:string-value="Ég" calcext:value-type="string">
            <text:p>Ég</text:p>
          </table:table-cell>
          <table:table-cell table:style-name="ce4" table:formula="of:=IF([.$B47]=[.D$1]; IF([.D46]=&quot;&quot;; &quot;Ég&quot;; &quot;&quot;); [.D46])">
            <text:p/>
          </table:table-cell>
          <table:table-cell table:style-name="ce4" table:formula="of:=IF([.$B47]=[.E$1]; IF([.E46]=&quot;&quot;; &quot;Ég&quot;; &quot;&quot;); [.E46])">
            <text:p/>
          </table:table-cell>
          <table:table-cell table:style-name="ce4" table:formula="of:=IF([.$B47]=[.F$1]; IF([.F46]=&quot;&quot;; &quot;Ég&quot;; &quot;&quot;); [.F46])">
            <text:p/>
          </table:table-cell>
          <table:table-cell table:style-name="ce4" table:formula="of:=IF([.$B47]=[.G$1]; IF([.G46]=&quot;&quot;; &quot;Ég&quot;; &quot;&quot;); [.G46])">
            <text:p/>
          </table:table-cell>
          <table:table-cell table:style-name="ce4" table:formula="of:=IF([.$B47]=[.H$1]; IF([.H46]=&quot;&quot;; &quot;Ég&quot;; &quot;&quot;); [.H46])">
            <text:p/>
          </table:table-cell>
          <table:table-cell table:formula="of:=COUNTIF([.$C47:.$H4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6" calcext:value-type="float">
            <text:p>46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48]=[.C$1]; IF([.C47]=&quot;&quot;; &quot;Ég&quot;; &quot;&quot;); [.C47])" office:value-type="string" office:string-value="Ég" calcext:value-type="string">
            <text:p>Ég</text:p>
          </table:table-cell>
          <table:table-cell table:style-name="ce4" table:formula="of:=IF([.$B48]=[.D$1]; IF([.D47]=&quot;&quot;; &quot;Ég&quot;; &quot;&quot;); [.D47])" office:value-type="string" office:string-value="Ég" calcext:value-type="string">
            <text:p>Ég</text:p>
          </table:table-cell>
          <table:table-cell table:style-name="ce4" table:formula="of:=IF([.$B48]=[.E$1]; IF([.E47]=&quot;&quot;; &quot;Ég&quot;; &quot;&quot;); [.E47])">
            <text:p/>
          </table:table-cell>
          <table:table-cell table:style-name="ce4" table:formula="of:=IF([.$B48]=[.F$1]; IF([.F47]=&quot;&quot;; &quot;Ég&quot;; &quot;&quot;); [.F47])">
            <text:p/>
          </table:table-cell>
          <table:table-cell table:style-name="ce4" table:formula="of:=IF([.$B48]=[.G$1]; IF([.G47]=&quot;&quot;; &quot;Ég&quot;; &quot;&quot;); [.G47])">
            <text:p/>
          </table:table-cell>
          <table:table-cell table:style-name="ce4" table:formula="of:=IF([.$B48]=[.H$1]; IF([.H47]=&quot;&quot;; &quot;Ég&quot;; &quot;&quot;); [.H47])">
            <text:p/>
          </table:table-cell>
          <table:table-cell table:formula="of:=COUNTIF([.$C48:.$H4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7" calcext:value-type="float">
            <text:p>47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49]=[.C$1]; IF([.C48]=&quot;&quot;; &quot;Ég&quot;; &quot;&quot;); [.C48])" office:value-type="string" office:string-value="Ég" calcext:value-type="string">
            <text:p>Ég</text:p>
          </table:table-cell>
          <table:table-cell table:style-name="ce4" table:formula="of:=IF([.$B49]=[.D$1]; IF([.D48]=&quot;&quot;; &quot;Ég&quot;; &quot;&quot;); [.D48])">
            <text:p/>
          </table:table-cell>
          <table:table-cell table:style-name="ce4" table:formula="of:=IF([.$B49]=[.E$1]; IF([.E48]=&quot;&quot;; &quot;Ég&quot;; &quot;&quot;); [.E48])">
            <text:p/>
          </table:table-cell>
          <table:table-cell table:style-name="ce4" table:formula="of:=IF([.$B49]=[.F$1]; IF([.F48]=&quot;&quot;; &quot;Ég&quot;; &quot;&quot;); [.F48])">
            <text:p/>
          </table:table-cell>
          <table:table-cell table:style-name="ce4" table:formula="of:=IF([.$B49]=[.G$1]; IF([.G48]=&quot;&quot;; &quot;Ég&quot;; &quot;&quot;); [.G48])">
            <text:p/>
          </table:table-cell>
          <table:table-cell table:style-name="ce4" table:formula="of:=IF([.$B49]=[.H$1]; IF([.H48]=&quot;&quot;; &quot;Ég&quot;; &quot;&quot;); [.H48])">
            <text:p/>
          </table:table-cell>
          <table:table-cell table:formula="of:=COUNTIF([.$C49:.$H49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8" calcext:value-type="float">
            <text:p>48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50]=[.C$1]; IF([.C49]=&quot;&quot;; &quot;Ég&quot;; &quot;&quot;); [.C49])" office:value-type="string" office:string-value="Ég" calcext:value-type="string">
            <text:p>Ég</text:p>
          </table:table-cell>
          <table:table-cell table:style-name="ce4" table:formula="of:=IF([.$B50]=[.D$1]; IF([.D49]=&quot;&quot;; &quot;Ég&quot;; &quot;&quot;); [.D49])">
            <text:p/>
          </table:table-cell>
          <table:table-cell table:style-name="ce4" table:formula="of:=IF([.$B50]=[.E$1]; IF([.E49]=&quot;&quot;; &quot;Ég&quot;; &quot;&quot;); [.E49])" office:value-type="string" office:string-value="Ég" calcext:value-type="string">
            <text:p>Ég</text:p>
          </table:table-cell>
          <table:table-cell table:style-name="ce4" table:formula="of:=IF([.$B50]=[.F$1]; IF([.F49]=&quot;&quot;; &quot;Ég&quot;; &quot;&quot;); [.F49])">
            <text:p/>
          </table:table-cell>
          <table:table-cell table:style-name="ce4" table:formula="of:=IF([.$B50]=[.G$1]; IF([.G49]=&quot;&quot;; &quot;Ég&quot;; &quot;&quot;); [.G49])">
            <text:p/>
          </table:table-cell>
          <table:table-cell table:style-name="ce4" table:formula="of:=IF([.$B50]=[.H$1]; IF([.H49]=&quot;&quot;; &quot;Ég&quot;; &quot;&quot;); [.H49])">
            <text:p/>
          </table:table-cell>
          <table:table-cell table:formula="of:=COUNTIF([.$C50:.$H5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49" calcext:value-type="float">
            <text:p>49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51]=[.C$1]; IF([.C50]=&quot;&quot;; &quot;Ég&quot;; &quot;&quot;); [.C50])" office:value-type="string" office:string-value="Ég" calcext:value-type="string">
            <text:p>Ég</text:p>
          </table:table-cell>
          <table:table-cell table:style-name="ce4" table:formula="of:=IF([.$B51]=[.D$1]; IF([.D50]=&quot;&quot;; &quot;Ég&quot;; &quot;&quot;); [.D50])">
            <text:p/>
          </table:table-cell>
          <table:table-cell table:style-name="ce4" table:formula="of:=IF([.$B51]=[.E$1]; IF([.E50]=&quot;&quot;; &quot;Ég&quot;; &quot;&quot;); [.E50])" office:value-type="string" office:string-value="Ég" calcext:value-type="string">
            <text:p>Ég</text:p>
          </table:table-cell>
          <table:table-cell table:style-name="ce4" table:formula="of:=IF([.$B51]=[.F$1]; IF([.F50]=&quot;&quot;; &quot;Ég&quot;; &quot;&quot;); [.F50])">
            <text:p/>
          </table:table-cell>
          <table:table-cell table:style-name="ce4" table:formula="of:=IF([.$B51]=[.G$1]; IF([.G50]=&quot;&quot;; &quot;Ég&quot;; &quot;&quot;); [.G50])" office:value-type="string" office:string-value="Ég" calcext:value-type="string">
            <text:p>Ég</text:p>
          </table:table-cell>
          <table:table-cell table:style-name="ce4" table:formula="of:=IF([.$B51]=[.H$1]; IF([.H50]=&quot;&quot;; &quot;Ég&quot;; &quot;&quot;); [.H50])">
            <text:p/>
          </table:table-cell>
          <table:table-cell table:formula="of:=COUNTIF([.$C51:.$H51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0" calcext:value-type="float">
            <text:p>50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52]=[.C$1]; IF([.C51]=&quot;&quot;; &quot;Ég&quot;; &quot;&quot;); [.C51])" office:value-type="string" office:string-value="Ég" calcext:value-type="string">
            <text:p>Ég</text:p>
          </table:table-cell>
          <table:table-cell table:style-name="ce4" table:formula="of:=IF([.$B52]=[.D$1]; IF([.D51]=&quot;&quot;; &quot;Ég&quot;; &quot;&quot;); [.D51])">
            <text:p/>
          </table:table-cell>
          <table:table-cell table:style-name="ce4" table:formula="of:=IF([.$B52]=[.E$1]; IF([.E51]=&quot;&quot;; &quot;Ég&quot;; &quot;&quot;); [.E51])" office:value-type="string" office:string-value="Ég" calcext:value-type="string">
            <text:p>Ég</text:p>
          </table:table-cell>
          <table:table-cell table:style-name="ce4" table:formula="of:=IF([.$B52]=[.F$1]; IF([.F51]=&quot;&quot;; &quot;Ég&quot;; &quot;&quot;); [.F51])" office:value-type="string" office:string-value="Ég" calcext:value-type="string">
            <text:p>Ég</text:p>
          </table:table-cell>
          <table:table-cell table:style-name="ce4" table:formula="of:=IF([.$B52]=[.G$1]; IF([.G51]=&quot;&quot;; &quot;Ég&quot;; &quot;&quot;); [.G51])" office:value-type="string" office:string-value="Ég" calcext:value-type="string">
            <text:p>Ég</text:p>
          </table:table-cell>
          <table:table-cell table:style-name="ce4" table:formula="of:=IF([.$B52]=[.H$1]; IF([.H51]=&quot;&quot;; &quot;Ég&quot;; &quot;&quot;); [.H51])">
            <text:p/>
          </table:table-cell>
          <table:table-cell table:formula="of:=COUNTIF([.$C52:.$H52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1" calcext:value-type="float">
            <text:p>51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53]=[.C$1]; IF([.C52]=&quot;&quot;; &quot;Ég&quot;; &quot;&quot;); [.C52])" office:value-type="string" office:string-value="Ég" calcext:value-type="string">
            <text:p>Ég</text:p>
          </table:table-cell>
          <table:table-cell table:style-name="ce4" table:formula="of:=IF([.$B53]=[.D$1]; IF([.D52]=&quot;&quot;; &quot;Ég&quot;; &quot;&quot;); [.D52])">
            <text:p/>
          </table:table-cell>
          <table:table-cell table:style-name="ce4" table:formula="of:=IF([.$B53]=[.E$1]; IF([.E52]=&quot;&quot;; &quot;Ég&quot;; &quot;&quot;); [.E52])" office:value-type="string" office:string-value="Ég" calcext:value-type="string">
            <text:p>Ég</text:p>
          </table:table-cell>
          <table:table-cell table:style-name="ce4" table:formula="of:=IF([.$B53]=[.F$1]; IF([.F52]=&quot;&quot;; &quot;Ég&quot;; &quot;&quot;); [.F52])" office:value-type="string" office:string-value="Ég" calcext:value-type="string">
            <text:p>Ég</text:p>
          </table:table-cell>
          <table:table-cell table:style-name="ce4" table:formula="of:=IF([.$B53]=[.G$1]; IF([.G52]=&quot;&quot;; &quot;Ég&quot;; &quot;&quot;); [.G52])">
            <text:p/>
          </table:table-cell>
          <table:table-cell table:style-name="ce4" table:formula="of:=IF([.$B53]=[.H$1]; IF([.H52]=&quot;&quot;; &quot;Ég&quot;; &quot;&quot;); [.H52])">
            <text:p/>
          </table:table-cell>
          <table:table-cell table:formula="of:=COUNTIF([.$C53:.$H53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2" calcext:value-type="float">
            <text:p>52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54]=[.C$1]; IF([.C53]=&quot;&quot;; &quot;Ég&quot;; &quot;&quot;); [.C53])" office:value-type="string" office:string-value="Ég" calcext:value-type="string">
            <text:p>Ég</text:p>
          </table:table-cell>
          <table:table-cell table:style-name="ce4" table:formula="of:=IF([.$B54]=[.D$1]; IF([.D53]=&quot;&quot;; &quot;Ég&quot;; &quot;&quot;); [.D53])">
            <text:p/>
          </table:table-cell>
          <table:table-cell table:style-name="ce4" table:formula="of:=IF([.$B54]=[.E$1]; IF([.E53]=&quot;&quot;; &quot;Ég&quot;; &quot;&quot;); [.E53])">
            <text:p/>
          </table:table-cell>
          <table:table-cell table:style-name="ce4" table:formula="of:=IF([.$B54]=[.F$1]; IF([.F53]=&quot;&quot;; &quot;Ég&quot;; &quot;&quot;); [.F53])" office:value-type="string" office:string-value="Ég" calcext:value-type="string">
            <text:p>Ég</text:p>
          </table:table-cell>
          <table:table-cell table:style-name="ce4" table:formula="of:=IF([.$B54]=[.G$1]; IF([.G53]=&quot;&quot;; &quot;Ég&quot;; &quot;&quot;); [.G53])">
            <text:p/>
          </table:table-cell>
          <table:table-cell table:style-name="ce4" table:formula="of:=IF([.$B54]=[.H$1]; IF([.H53]=&quot;&quot;; &quot;Ég&quot;; &quot;&quot;); [.H53])">
            <text:p/>
          </table:table-cell>
          <table:table-cell table:formula="of:=COUNTIF([.$C54:.$H54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3" calcext:value-type="float">
            <text:p>53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55]=[.C$1]; IF([.C54]=&quot;&quot;; &quot;Ég&quot;; &quot;&quot;); [.C54])" office:value-type="string" office:string-value="Ég" calcext:value-type="string">
            <text:p>Ég</text:p>
          </table:table-cell>
          <table:table-cell table:style-name="ce4" table:formula="of:=IF([.$B55]=[.D$1]; IF([.D54]=&quot;&quot;; &quot;Ég&quot;; &quot;&quot;); [.D54])">
            <text:p/>
          </table:table-cell>
          <table:table-cell table:style-name="ce4" table:formula="of:=IF([.$B55]=[.E$1]; IF([.E54]=&quot;&quot;; &quot;Ég&quot;; &quot;&quot;); [.E54])">
            <text:p/>
          </table:table-cell>
          <table:table-cell table:style-name="ce4" table:formula="of:=IF([.$B55]=[.F$1]; IF([.F54]=&quot;&quot;; &quot;Ég&quot;; &quot;&quot;); [.F54])">
            <text:p/>
          </table:table-cell>
          <table:table-cell table:style-name="ce4" table:formula="of:=IF([.$B55]=[.G$1]; IF([.G54]=&quot;&quot;; &quot;Ég&quot;; &quot;&quot;); [.G54])">
            <text:p/>
          </table:table-cell>
          <table:table-cell table:style-name="ce4" table:formula="of:=IF([.$B55]=[.H$1]; IF([.H54]=&quot;&quot;; &quot;Ég&quot;; &quot;&quot;); [.H54])">
            <text:p/>
          </table:table-cell>
          <table:table-cell table:formula="of:=COUNTIF([.$C55:.$H55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4" calcext:value-type="float">
            <text:p>54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56]=[.C$1]; IF([.C55]=&quot;&quot;; &quot;Ég&quot;; &quot;&quot;); [.C55])" office:value-type="string" office:string-value="Ég" calcext:value-type="string">
            <text:p>Ég</text:p>
          </table:table-cell>
          <table:table-cell table:style-name="ce4" table:formula="of:=IF([.$B56]=[.D$1]; IF([.D55]=&quot;&quot;; &quot;Ég&quot;; &quot;&quot;); [.D55])">
            <text:p/>
          </table:table-cell>
          <table:table-cell table:style-name="ce4" table:formula="of:=IF([.$B56]=[.E$1]; IF([.E55]=&quot;&quot;; &quot;Ég&quot;; &quot;&quot;); [.E55])">
            <text:p/>
          </table:table-cell>
          <table:table-cell table:style-name="ce4" table:formula="of:=IF([.$B56]=[.F$1]; IF([.F55]=&quot;&quot;; &quot;Ég&quot;; &quot;&quot;); [.F55])" office:value-type="string" office:string-value="Ég" calcext:value-type="string">
            <text:p>Ég</text:p>
          </table:table-cell>
          <table:table-cell table:style-name="ce4" table:formula="of:=IF([.$B56]=[.G$1]; IF([.G55]=&quot;&quot;; &quot;Ég&quot;; &quot;&quot;); [.G55])">
            <text:p/>
          </table:table-cell>
          <table:table-cell table:style-name="ce4" table:formula="of:=IF([.$B56]=[.H$1]; IF([.H55]=&quot;&quot;; &quot;Ég&quot;; &quot;&quot;); [.H55])">
            <text:p/>
          </table:table-cell>
          <table:table-cell table:formula="of:=COUNTIF([.$C56:.$H5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5" calcext:value-type="float">
            <text:p>55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57]=[.C$1]; IF([.C56]=&quot;&quot;; &quot;Ég&quot;; &quot;&quot;); [.C56])" office:value-type="string" office:string-value="Ég" calcext:value-type="string">
            <text:p>Ég</text:p>
          </table:table-cell>
          <table:table-cell table:style-name="ce4" table:formula="of:=IF([.$B57]=[.D$1]; IF([.D56]=&quot;&quot;; &quot;Ég&quot;; &quot;&quot;); [.D56])">
            <text:p/>
          </table:table-cell>
          <table:table-cell table:style-name="ce4" table:formula="of:=IF([.$B57]=[.E$1]; IF([.E56]=&quot;&quot;; &quot;Ég&quot;; &quot;&quot;); [.E56])">
            <text:p/>
          </table:table-cell>
          <table:table-cell table:style-name="ce4" table:formula="of:=IF([.$B57]=[.F$1]; IF([.F56]=&quot;&quot;; &quot;Ég&quot;; &quot;&quot;); [.F56])">
            <text:p/>
          </table:table-cell>
          <table:table-cell table:style-name="ce4" table:formula="of:=IF([.$B57]=[.G$1]; IF([.G56]=&quot;&quot;; &quot;Ég&quot;; &quot;&quot;); [.G56])">
            <text:p/>
          </table:table-cell>
          <table:table-cell table:style-name="ce4" table:formula="of:=IF([.$B57]=[.H$1]; IF([.H56]=&quot;&quot;; &quot;Ég&quot;; &quot;&quot;); [.H56])">
            <text:p/>
          </table:table-cell>
          <table:table-cell table:formula="of:=COUNTIF([.$C57:.$H5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6" calcext:value-type="float">
            <text:p>56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58]=[.C$1]; IF([.C57]=&quot;&quot;; &quot;Ég&quot;; &quot;&quot;); [.C57])" office:value-type="string" office:string-value="Ég" calcext:value-type="string">
            <text:p>Ég</text:p>
          </table:table-cell>
          <table:table-cell table:style-name="ce4" table:formula="of:=IF([.$B58]=[.D$1]; IF([.D57]=&quot;&quot;; &quot;Ég&quot;; &quot;&quot;); [.D57])">
            <text:p/>
          </table:table-cell>
          <table:table-cell table:style-name="ce4" table:formula="of:=IF([.$B58]=[.E$1]; IF([.E57]=&quot;&quot;; &quot;Ég&quot;; &quot;&quot;); [.E57])">
            <text:p/>
          </table:table-cell>
          <table:table-cell table:style-name="ce4" table:formula="of:=IF([.$B58]=[.F$1]; IF([.F57]=&quot;&quot;; &quot;Ég&quot;; &quot;&quot;); [.F57])">
            <text:p/>
          </table:table-cell>
          <table:table-cell table:style-name="ce4" table:formula="of:=IF([.$B58]=[.G$1]; IF([.G57]=&quot;&quot;; &quot;Ég&quot;; &quot;&quot;); [.G57])">
            <text:p/>
          </table:table-cell>
          <table:table-cell table:style-name="ce4" table:formula="of:=IF([.$B58]=[.H$1]; IF([.H57]=&quot;&quot;; &quot;Ég&quot;; &quot;&quot;); [.H57])" office:value-type="string" office:string-value="Ég" calcext:value-type="string">
            <text:p>Ég</text:p>
          </table:table-cell>
          <table:table-cell table:formula="of:=COUNTIF([.$C58:.$H5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7" calcext:value-type="float">
            <text:p>57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59]=[.C$1]; IF([.C58]=&quot;&quot;; &quot;Ég&quot;; &quot;&quot;); [.C58])" office:value-type="string" office:string-value="Ég" calcext:value-type="string">
            <text:p>Ég</text:p>
          </table:table-cell>
          <table:table-cell table:style-name="ce4" table:formula="of:=IF([.$B59]=[.D$1]; IF([.D58]=&quot;&quot;; &quot;Ég&quot;; &quot;&quot;); [.D58])" office:value-type="string" office:string-value="Ég" calcext:value-type="string">
            <text:p>Ég</text:p>
          </table:table-cell>
          <table:table-cell table:style-name="ce4" table:formula="of:=IF([.$B59]=[.E$1]; IF([.E58]=&quot;&quot;; &quot;Ég&quot;; &quot;&quot;); [.E58])">
            <text:p/>
          </table:table-cell>
          <table:table-cell table:style-name="ce4" table:formula="of:=IF([.$B59]=[.F$1]; IF([.F58]=&quot;&quot;; &quot;Ég&quot;; &quot;&quot;); [.F58])">
            <text:p/>
          </table:table-cell>
          <table:table-cell table:style-name="ce4" table:formula="of:=IF([.$B59]=[.G$1]; IF([.G58]=&quot;&quot;; &quot;Ég&quot;; &quot;&quot;); [.G58])">
            <text:p/>
          </table:table-cell>
          <table:table-cell table:style-name="ce4" table:formula="of:=IF([.$B59]=[.H$1]; IF([.H58]=&quot;&quot;; &quot;Ég&quot;; &quot;&quot;); [.H58])" office:value-type="string" office:string-value="Ég" calcext:value-type="string">
            <text:p>Ég</text:p>
          </table:table-cell>
          <table:table-cell table:formula="of:=COUNTIF([.$C59:.$H5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8" calcext:value-type="float">
            <text:p>58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60]=[.C$1]; IF([.C59]=&quot;&quot;; &quot;Ég&quot;; &quot;&quot;); [.C59])" office:value-type="string" office:string-value="Ég" calcext:value-type="string">
            <text:p>Ég</text:p>
          </table:table-cell>
          <table:table-cell table:style-name="ce4" table:formula="of:=IF([.$B60]=[.D$1]; IF([.D59]=&quot;&quot;; &quot;Ég&quot;; &quot;&quot;); [.D59])">
            <text:p/>
          </table:table-cell>
          <table:table-cell table:style-name="ce4" table:formula="of:=IF([.$B60]=[.E$1]; IF([.E59]=&quot;&quot;; &quot;Ég&quot;; &quot;&quot;); [.E59])">
            <text:p/>
          </table:table-cell>
          <table:table-cell table:style-name="ce4" table:formula="of:=IF([.$B60]=[.F$1]; IF([.F59]=&quot;&quot;; &quot;Ég&quot;; &quot;&quot;); [.F59])">
            <text:p/>
          </table:table-cell>
          <table:table-cell table:style-name="ce4" table:formula="of:=IF([.$B60]=[.G$1]; IF([.G59]=&quot;&quot;; &quot;Ég&quot;; &quot;&quot;); [.G59])">
            <text:p/>
          </table:table-cell>
          <table:table-cell table:style-name="ce4" table:formula="of:=IF([.$B60]=[.H$1]; IF([.H59]=&quot;&quot;; &quot;Ég&quot;; &quot;&quot;); [.H59])" office:value-type="string" office:string-value="Ég" calcext:value-type="string">
            <text:p>Ég</text:p>
          </table:table-cell>
          <table:table-cell table:formula="of:=COUNTIF([.$C60:.$H6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59" calcext:value-type="float">
            <text:p>59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61]=[.C$1]; IF([.C60]=&quot;&quot;; &quot;Ég&quot;; &quot;&quot;); [.C60])" office:value-type="string" office:string-value="Ég" calcext:value-type="string">
            <text:p>Ég</text:p>
          </table:table-cell>
          <table:table-cell table:style-name="ce4" table:formula="of:=IF([.$B61]=[.D$1]; IF([.D60]=&quot;&quot;; &quot;Ég&quot;; &quot;&quot;); [.D60])">
            <text:p/>
          </table:table-cell>
          <table:table-cell table:style-name="ce4" table:formula="of:=IF([.$B61]=[.E$1]; IF([.E60]=&quot;&quot;; &quot;Ég&quot;; &quot;&quot;); [.E60])">
            <text:p/>
          </table:table-cell>
          <table:table-cell table:style-name="ce4" table:formula="of:=IF([.$B61]=[.F$1]; IF([.F60]=&quot;&quot;; &quot;Ég&quot;; &quot;&quot;); [.F60])">
            <text:p/>
          </table:table-cell>
          <table:table-cell table:style-name="ce4" table:formula="of:=IF([.$B61]=[.G$1]; IF([.G60]=&quot;&quot;; &quot;Ég&quot;; &quot;&quot;); [.G60])" office:value-type="string" office:string-value="Ég" calcext:value-type="string">
            <text:p>Ég</text:p>
          </table:table-cell>
          <table:table-cell table:style-name="ce4" table:formula="of:=IF([.$B61]=[.H$1]; IF([.H60]=&quot;&quot;; &quot;Ég&quot;; &quot;&quot;); [.H60])" office:value-type="string" office:string-value="Ég" calcext:value-type="string">
            <text:p>Ég</text:p>
          </table:table-cell>
          <table:table-cell table:formula="of:=COUNTIF([.$C61:.$H61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0" calcext:value-type="float">
            <text:p>60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62]=[.C$1]; IF([.C61]=&quot;&quot;; &quot;Ég&quot;; &quot;&quot;); [.C61])">
            <text:p/>
          </table:table-cell>
          <table:table-cell table:style-name="ce4" table:formula="of:=IF([.$B62]=[.D$1]; IF([.D61]=&quot;&quot;; &quot;Ég&quot;; &quot;&quot;); [.D61])">
            <text:p/>
          </table:table-cell>
          <table:table-cell table:style-name="ce4" table:formula="of:=IF([.$B62]=[.E$1]; IF([.E61]=&quot;&quot;; &quot;Ég&quot;; &quot;&quot;); [.E61])">
            <text:p/>
          </table:table-cell>
          <table:table-cell table:style-name="ce4" table:formula="of:=IF([.$B62]=[.F$1]; IF([.F61]=&quot;&quot;; &quot;Ég&quot;; &quot;&quot;); [.F61])">
            <text:p/>
          </table:table-cell>
          <table:table-cell table:style-name="ce4" table:formula="of:=IF([.$B62]=[.G$1]; IF([.G61]=&quot;&quot;; &quot;Ég&quot;; &quot;&quot;); [.G61])" office:value-type="string" office:string-value="Ég" calcext:value-type="string">
            <text:p>Ég</text:p>
          </table:table-cell>
          <table:table-cell table:style-name="ce4" table:formula="of:=IF([.$B62]=[.H$1]; IF([.H61]=&quot;&quot;; &quot;Ég&quot;; &quot;&quot;); [.H61])" office:value-type="string" office:string-value="Ég" calcext:value-type="string">
            <text:p>Ég</text:p>
          </table:table-cell>
          <table:table-cell table:formula="of:=COUNTIF([.$C62:.$H6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1" calcext:value-type="float">
            <text:p>61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63]=[.C$1]; IF([.C62]=&quot;&quot;; &quot;Ég&quot;; &quot;&quot;); [.C62])" office:value-type="string" office:string-value="Ég" calcext:value-type="string">
            <text:p>Ég</text:p>
          </table:table-cell>
          <table:table-cell table:style-name="ce4" table:formula="of:=IF([.$B63]=[.D$1]; IF([.D62]=&quot;&quot;; &quot;Ég&quot;; &quot;&quot;); [.D62])">
            <text:p/>
          </table:table-cell>
          <table:table-cell table:style-name="ce4" table:formula="of:=IF([.$B63]=[.E$1]; IF([.E62]=&quot;&quot;; &quot;Ég&quot;; &quot;&quot;); [.E62])">
            <text:p/>
          </table:table-cell>
          <table:table-cell table:style-name="ce4" table:formula="of:=IF([.$B63]=[.F$1]; IF([.F62]=&quot;&quot;; &quot;Ég&quot;; &quot;&quot;); [.F62])">
            <text:p/>
          </table:table-cell>
          <table:table-cell table:style-name="ce4" table:formula="of:=IF([.$B63]=[.G$1]; IF([.G62]=&quot;&quot;; &quot;Ég&quot;; &quot;&quot;); [.G62])" office:value-type="string" office:string-value="Ég" calcext:value-type="string">
            <text:p>Ég</text:p>
          </table:table-cell>
          <table:table-cell table:style-name="ce4" table:formula="of:=IF([.$B63]=[.H$1]; IF([.H62]=&quot;&quot;; &quot;Ég&quot;; &quot;&quot;); [.H62])" office:value-type="string" office:string-value="Ég" calcext:value-type="string">
            <text:p>Ég</text:p>
          </table:table-cell>
          <table:table-cell table:formula="of:=COUNTIF([.$C63:.$H63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2" calcext:value-type="float">
            <text:p>62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64]=[.C$1]; IF([.C63]=&quot;&quot;; &quot;Ég&quot;; &quot;&quot;); [.C63])" office:value-type="string" office:string-value="Ég" calcext:value-type="string">
            <text:p>Ég</text:p>
          </table:table-cell>
          <table:table-cell table:style-name="ce4" table:formula="of:=IF([.$B64]=[.D$1]; IF([.D63]=&quot;&quot;; &quot;Ég&quot;; &quot;&quot;); [.D63])">
            <text:p/>
          </table:table-cell>
          <table:table-cell table:style-name="ce4" table:formula="of:=IF([.$B64]=[.E$1]; IF([.E63]=&quot;&quot;; &quot;Ég&quot;; &quot;&quot;); [.E63])" office:value-type="string" office:string-value="Ég" calcext:value-type="string">
            <text:p>Ég</text:p>
          </table:table-cell>
          <table:table-cell table:style-name="ce4" table:formula="of:=IF([.$B64]=[.F$1]; IF([.F63]=&quot;&quot;; &quot;Ég&quot;; &quot;&quot;); [.F63])">
            <text:p/>
          </table:table-cell>
          <table:table-cell table:style-name="ce4" table:formula="of:=IF([.$B64]=[.G$1]; IF([.G63]=&quot;&quot;; &quot;Ég&quot;; &quot;&quot;); [.G63])" office:value-type="string" office:string-value="Ég" calcext:value-type="string">
            <text:p>Ég</text:p>
          </table:table-cell>
          <table:table-cell table:style-name="ce4" table:formula="of:=IF([.$B64]=[.H$1]; IF([.H63]=&quot;&quot;; &quot;Ég&quot;; &quot;&quot;); [.H63])" office:value-type="string" office:string-value="Ég" calcext:value-type="string">
            <text:p>Ég</text:p>
          </table:table-cell>
          <table:table-cell table:formula="of:=COUNTIF([.$C64:.$H64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3" calcext:value-type="float">
            <text:p>63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65]=[.C$1]; IF([.C64]=&quot;&quot;; &quot;Ég&quot;; &quot;&quot;); [.C64])" office:value-type="string" office:string-value="Ég" calcext:value-type="string">
            <text:p>Ég</text:p>
          </table:table-cell>
          <table:table-cell table:style-name="ce4" table:formula="of:=IF([.$B65]=[.D$1]; IF([.D64]=&quot;&quot;; &quot;Ég&quot;; &quot;&quot;); [.D64])">
            <text:p/>
          </table:table-cell>
          <table:table-cell table:style-name="ce4" table:formula="of:=IF([.$B65]=[.E$1]; IF([.E64]=&quot;&quot;; &quot;Ég&quot;; &quot;&quot;); [.E64])" office:value-type="string" office:string-value="Ég" calcext:value-type="string">
            <text:p>Ég</text:p>
          </table:table-cell>
          <table:table-cell table:style-name="ce4" table:formula="of:=IF([.$B65]=[.F$1]; IF([.F64]=&quot;&quot;; &quot;Ég&quot;; &quot;&quot;); [.F64])">
            <text:p/>
          </table:table-cell>
          <table:table-cell table:style-name="ce4" table:formula="of:=IF([.$B65]=[.G$1]; IF([.G64]=&quot;&quot;; &quot;Ég&quot;; &quot;&quot;); [.G64])">
            <text:p/>
          </table:table-cell>
          <table:table-cell table:style-name="ce4" table:formula="of:=IF([.$B65]=[.H$1]; IF([.H64]=&quot;&quot;; &quot;Ég&quot;; &quot;&quot;); [.H64])" office:value-type="string" office:string-value="Ég" calcext:value-type="string">
            <text:p>Ég</text:p>
          </table:table-cell>
          <table:table-cell table:formula="of:=COUNTIF([.$C65:.$H6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4" calcext:value-type="float">
            <text:p>64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66]=[.C$1]; IF([.C65]=&quot;&quot;; &quot;Ég&quot;; &quot;&quot;); [.C65])" office:value-type="string" office:string-value="Ég" calcext:value-type="string">
            <text:p>Ég</text:p>
          </table:table-cell>
          <table:table-cell table:style-name="ce4" table:formula="of:=IF([.$B66]=[.D$1]; IF([.D65]=&quot;&quot;; &quot;Ég&quot;; &quot;&quot;); [.D65])">
            <text:p/>
          </table:table-cell>
          <table:table-cell table:style-name="ce4" table:formula="of:=IF([.$B66]=[.E$1]; IF([.E65]=&quot;&quot;; &quot;Ég&quot;; &quot;&quot;); [.E65])" office:value-type="string" office:string-value="Ég" calcext:value-type="string">
            <text:p>Ég</text:p>
          </table:table-cell>
          <table:table-cell table:style-name="ce4" table:formula="of:=IF([.$B66]=[.F$1]; IF([.F65]=&quot;&quot;; &quot;Ég&quot;; &quot;&quot;); [.F65])">
            <text:p/>
          </table:table-cell>
          <table:table-cell table:style-name="ce4" table:formula="of:=IF([.$B66]=[.G$1]; IF([.G65]=&quot;&quot;; &quot;Ég&quot;; &quot;&quot;); [.G65])" office:value-type="string" office:string-value="Ég" calcext:value-type="string">
            <text:p>Ég</text:p>
          </table:table-cell>
          <table:table-cell table:style-name="ce4" table:formula="of:=IF([.$B66]=[.H$1]; IF([.H65]=&quot;&quot;; &quot;Ég&quot;; &quot;&quot;); [.H65])" office:value-type="string" office:string-value="Ég" calcext:value-type="string">
            <text:p>Ég</text:p>
          </table:table-cell>
          <table:table-cell table:formula="of:=COUNTIF([.$C66:.$H66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5" calcext:value-type="float">
            <text:p>65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67]=[.C$1]; IF([.C66]=&quot;&quot;; &quot;Ég&quot;; &quot;&quot;); [.C66])" office:value-type="string" office:string-value="Ég" calcext:value-type="string">
            <text:p>Ég</text:p>
          </table:table-cell>
          <table:table-cell table:style-name="ce4" table:formula="of:=IF([.$B67]=[.D$1]; IF([.D66]=&quot;&quot;; &quot;Ég&quot;; &quot;&quot;); [.D66])">
            <text:p/>
          </table:table-cell>
          <table:table-cell table:style-name="ce4" table:formula="of:=IF([.$B67]=[.E$1]; IF([.E66]=&quot;&quot;; &quot;Ég&quot;; &quot;&quot;); [.E66])" office:value-type="string" office:string-value="Ég" calcext:value-type="string">
            <text:p>Ég</text:p>
          </table:table-cell>
          <table:table-cell table:style-name="ce4" table:formula="of:=IF([.$B67]=[.F$1]; IF([.F66]=&quot;&quot;; &quot;Ég&quot;; &quot;&quot;); [.F66])">
            <text:p/>
          </table:table-cell>
          <table:table-cell table:style-name="ce4" table:formula="of:=IF([.$B67]=[.G$1]; IF([.G66]=&quot;&quot;; &quot;Ég&quot;; &quot;&quot;); [.G66])">
            <text:p/>
          </table:table-cell>
          <table:table-cell table:style-name="ce4" table:formula="of:=IF([.$B67]=[.H$1]; IF([.H66]=&quot;&quot;; &quot;Ég&quot;; &quot;&quot;); [.H66])" office:value-type="string" office:string-value="Ég" calcext:value-type="string">
            <text:p>Ég</text:p>
          </table:table-cell>
          <table:table-cell table:formula="of:=COUNTIF([.$C67:.$H67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6" calcext:value-type="float">
            <text:p>66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68]=[.C$1]; IF([.C67]=&quot;&quot;; &quot;Ég&quot;; &quot;&quot;); [.C67])" office:value-type="string" office:string-value="Ég" calcext:value-type="string">
            <text:p>Ég</text:p>
          </table:table-cell>
          <table:table-cell table:style-name="ce4" table:formula="of:=IF([.$B68]=[.D$1]; IF([.D67]=&quot;&quot;; &quot;Ég&quot;; &quot;&quot;); [.D67])" office:value-type="string" office:string-value="Ég" calcext:value-type="string">
            <text:p>Ég</text:p>
          </table:table-cell>
          <table:table-cell table:style-name="ce4" table:formula="of:=IF([.$B68]=[.E$1]; IF([.E67]=&quot;&quot;; &quot;Ég&quot;; &quot;&quot;); [.E67])" office:value-type="string" office:string-value="Ég" calcext:value-type="string">
            <text:p>Ég</text:p>
          </table:table-cell>
          <table:table-cell table:style-name="ce4" table:formula="of:=IF([.$B68]=[.F$1]; IF([.F67]=&quot;&quot;; &quot;Ég&quot;; &quot;&quot;); [.F67])">
            <text:p/>
          </table:table-cell>
          <table:table-cell table:style-name="ce4" table:formula="of:=IF([.$B68]=[.G$1]; IF([.G67]=&quot;&quot;; &quot;Ég&quot;; &quot;&quot;); [.G67])">
            <text:p/>
          </table:table-cell>
          <table:table-cell table:style-name="ce4" table:formula="of:=IF([.$B68]=[.H$1]; IF([.H67]=&quot;&quot;; &quot;Ég&quot;; &quot;&quot;); [.H67])" office:value-type="string" office:string-value="Ég" calcext:value-type="string">
            <text:p>Ég</text:p>
          </table:table-cell>
          <table:table-cell table:formula="of:=COUNTIF([.$C68:.$H68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7" calcext:value-type="float">
            <text:p>67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69]=[.C$1]; IF([.C68]=&quot;&quot;; &quot;Ég&quot;; &quot;&quot;); [.C68])" office:value-type="string" office:string-value="Ég" calcext:value-type="string">
            <text:p>Ég</text:p>
          </table:table-cell>
          <table:table-cell table:style-name="ce4" table:formula="of:=IF([.$B69]=[.D$1]; IF([.D68]=&quot;&quot;; &quot;Ég&quot;; &quot;&quot;); [.D68])" office:value-type="string" office:string-value="Ég" calcext:value-type="string">
            <text:p>Ég</text:p>
          </table:table-cell>
          <table:table-cell table:style-name="ce4" table:formula="of:=IF([.$B69]=[.E$1]; IF([.E68]=&quot;&quot;; &quot;Ég&quot;; &quot;&quot;); [.E68])">
            <text:p/>
          </table:table-cell>
          <table:table-cell table:style-name="ce4" table:formula="of:=IF([.$B69]=[.F$1]; IF([.F68]=&quot;&quot;; &quot;Ég&quot;; &quot;&quot;); [.F68])">
            <text:p/>
          </table:table-cell>
          <table:table-cell table:style-name="ce4" table:formula="of:=IF([.$B69]=[.G$1]; IF([.G68]=&quot;&quot;; &quot;Ég&quot;; &quot;&quot;); [.G68])">
            <text:p/>
          </table:table-cell>
          <table:table-cell table:style-name="ce4" table:formula="of:=IF([.$B69]=[.H$1]; IF([.H68]=&quot;&quot;; &quot;Ég&quot;; &quot;&quot;); [.H68])" office:value-type="string" office:string-value="Ég" calcext:value-type="string">
            <text:p>Ég</text:p>
          </table:table-cell>
          <table:table-cell table:formula="of:=COUNTIF([.$C69:.$H6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8" calcext:value-type="float">
            <text:p>68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70]=[.C$1]; IF([.C69]=&quot;&quot;; &quot;Ég&quot;; &quot;&quot;); [.C69])">
            <text:p/>
          </table:table-cell>
          <table:table-cell table:style-name="ce4" table:formula="of:=IF([.$B70]=[.D$1]; IF([.D69]=&quot;&quot;; &quot;Ég&quot;; &quot;&quot;); [.D69])" office:value-type="string" office:string-value="Ég" calcext:value-type="string">
            <text:p>Ég</text:p>
          </table:table-cell>
          <table:table-cell table:style-name="ce4" table:formula="of:=IF([.$B70]=[.E$1]; IF([.E69]=&quot;&quot;; &quot;Ég&quot;; &quot;&quot;); [.E69])">
            <text:p/>
          </table:table-cell>
          <table:table-cell table:style-name="ce4" table:formula="of:=IF([.$B70]=[.F$1]; IF([.F69]=&quot;&quot;; &quot;Ég&quot;; &quot;&quot;); [.F69])">
            <text:p/>
          </table:table-cell>
          <table:table-cell table:style-name="ce4" table:formula="of:=IF([.$B70]=[.G$1]; IF([.G69]=&quot;&quot;; &quot;Ég&quot;; &quot;&quot;); [.G69])">
            <text:p/>
          </table:table-cell>
          <table:table-cell table:style-name="ce4" table:formula="of:=IF([.$B70]=[.H$1]; IF([.H69]=&quot;&quot;; &quot;Ég&quot;; &quot;&quot;); [.H69])" office:value-type="string" office:string-value="Ég" calcext:value-type="string">
            <text:p>Ég</text:p>
          </table:table-cell>
          <table:table-cell table:formula="of:=COUNTIF([.$C70:.$H70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69" calcext:value-type="float">
            <text:p>69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71]=[.C$1]; IF([.C70]=&quot;&quot;; &quot;Ég&quot;; &quot;&quot;); [.C70])">
            <text:p/>
          </table:table-cell>
          <table:table-cell table:style-name="ce4" table:formula="of:=IF([.$B71]=[.D$1]; IF([.D70]=&quot;&quot;; &quot;Ég&quot;; &quot;&quot;); [.D70])">
            <text:p/>
          </table:table-cell>
          <table:table-cell table:style-name="ce4" table:formula="of:=IF([.$B71]=[.E$1]; IF([.E70]=&quot;&quot;; &quot;Ég&quot;; &quot;&quot;); [.E70])">
            <text:p/>
          </table:table-cell>
          <table:table-cell table:style-name="ce4" table:formula="of:=IF([.$B71]=[.F$1]; IF([.F70]=&quot;&quot;; &quot;Ég&quot;; &quot;&quot;); [.F70])">
            <text:p/>
          </table:table-cell>
          <table:table-cell table:style-name="ce4" table:formula="of:=IF([.$B71]=[.G$1]; IF([.G70]=&quot;&quot;; &quot;Ég&quot;; &quot;&quot;); [.G70])">
            <text:p/>
          </table:table-cell>
          <table:table-cell table:style-name="ce4" table:formula="of:=IF([.$B71]=[.H$1]; IF([.H70]=&quot;&quot;; &quot;Ég&quot;; &quot;&quot;); [.H70])" office:value-type="string" office:string-value="Ég" calcext:value-type="string">
            <text:p>Ég</text:p>
          </table:table-cell>
          <table:table-cell table:formula="of:=COUNTIF([.$C71:.$H71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0" calcext:value-type="float">
            <text:p>70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72]=[.C$1]; IF([.C71]=&quot;&quot;; &quot;Ég&quot;; &quot;&quot;); [.C71])">
            <text:p/>
          </table:table-cell>
          <table:table-cell table:style-name="ce4" table:formula="of:=IF([.$B72]=[.D$1]; IF([.D71]=&quot;&quot;; &quot;Ég&quot;; &quot;&quot;); [.D71])" office:value-type="string" office:string-value="Ég" calcext:value-type="string">
            <text:p>Ég</text:p>
          </table:table-cell>
          <table:table-cell table:style-name="ce4" table:formula="of:=IF([.$B72]=[.E$1]; IF([.E71]=&quot;&quot;; &quot;Ég&quot;; &quot;&quot;); [.E71])">
            <text:p/>
          </table:table-cell>
          <table:table-cell table:style-name="ce4" table:formula="of:=IF([.$B72]=[.F$1]; IF([.F71]=&quot;&quot;; &quot;Ég&quot;; &quot;&quot;); [.F71])">
            <text:p/>
          </table:table-cell>
          <table:table-cell table:style-name="ce4" table:formula="of:=IF([.$B72]=[.G$1]; IF([.G71]=&quot;&quot;; &quot;Ég&quot;; &quot;&quot;); [.G71])">
            <text:p/>
          </table:table-cell>
          <table:table-cell table:style-name="ce4" table:formula="of:=IF([.$B72]=[.H$1]; IF([.H71]=&quot;&quot;; &quot;Ég&quot;; &quot;&quot;); [.H71])" office:value-type="string" office:string-value="Ég" calcext:value-type="string">
            <text:p>Ég</text:p>
          </table:table-cell>
          <table:table-cell table:formula="of:=COUNTIF([.$C72:.$H7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1" calcext:value-type="float">
            <text:p>71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73]=[.C$1]; IF([.C72]=&quot;&quot;; &quot;Ég&quot;; &quot;&quot;); [.C72])">
            <text:p/>
          </table:table-cell>
          <table:table-cell table:style-name="ce4" table:formula="of:=IF([.$B73]=[.D$1]; IF([.D72]=&quot;&quot;; &quot;Ég&quot;; &quot;&quot;); [.D72])">
            <text:p/>
          </table:table-cell>
          <table:table-cell table:style-name="ce4" table:formula="of:=IF([.$B73]=[.E$1]; IF([.E72]=&quot;&quot;; &quot;Ég&quot;; &quot;&quot;); [.E72])">
            <text:p/>
          </table:table-cell>
          <table:table-cell table:style-name="ce4" table:formula="of:=IF([.$B73]=[.F$1]; IF([.F72]=&quot;&quot;; &quot;Ég&quot;; &quot;&quot;); [.F72])">
            <text:p/>
          </table:table-cell>
          <table:table-cell table:style-name="ce4" table:formula="of:=IF([.$B73]=[.G$1]; IF([.G72]=&quot;&quot;; &quot;Ég&quot;; &quot;&quot;); [.G72])">
            <text:p/>
          </table:table-cell>
          <table:table-cell table:style-name="ce4" table:formula="of:=IF([.$B73]=[.H$1]; IF([.H72]=&quot;&quot;; &quot;Ég&quot;; &quot;&quot;); [.H72])" office:value-type="string" office:string-value="Ég" calcext:value-type="string">
            <text:p>Ég</text:p>
          </table:table-cell>
          <table:table-cell table:formula="of:=COUNTIF([.$C73:.$H73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2" calcext:value-type="float">
            <text:p>72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74]=[.C$1]; IF([.C73]=&quot;&quot;; &quot;Ég&quot;; &quot;&quot;); [.C73])">
            <text:p/>
          </table:table-cell>
          <table:table-cell table:style-name="ce4" table:formula="of:=IF([.$B74]=[.D$1]; IF([.D73]=&quot;&quot;; &quot;Ég&quot;; &quot;&quot;); [.D73])">
            <text:p/>
          </table:table-cell>
          <table:table-cell table:style-name="ce4" table:formula="of:=IF([.$B74]=[.E$1]; IF([.E73]=&quot;&quot;; &quot;Ég&quot;; &quot;&quot;); [.E73])" office:value-type="string" office:string-value="Ég" calcext:value-type="string">
            <text:p>Ég</text:p>
          </table:table-cell>
          <table:table-cell table:style-name="ce4" table:formula="of:=IF([.$B74]=[.F$1]; IF([.F73]=&quot;&quot;; &quot;Ég&quot;; &quot;&quot;); [.F73])">
            <text:p/>
          </table:table-cell>
          <table:table-cell table:style-name="ce4" table:formula="of:=IF([.$B74]=[.G$1]; IF([.G73]=&quot;&quot;; &quot;Ég&quot;; &quot;&quot;); [.G73])">
            <text:p/>
          </table:table-cell>
          <table:table-cell table:style-name="ce4" table:formula="of:=IF([.$B74]=[.H$1]; IF([.H73]=&quot;&quot;; &quot;Ég&quot;; &quot;&quot;); [.H73])" office:value-type="string" office:string-value="Ég" calcext:value-type="string">
            <text:p>Ég</text:p>
          </table:table-cell>
          <table:table-cell table:formula="of:=COUNTIF([.$C74:.$H74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3" calcext:value-type="float">
            <text:p>73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75]=[.C$1]; IF([.C74]=&quot;&quot;; &quot;Ég&quot;; &quot;&quot;); [.C74])">
            <text:p/>
          </table:table-cell>
          <table:table-cell table:style-name="ce4" table:formula="of:=IF([.$B75]=[.D$1]; IF([.D74]=&quot;&quot;; &quot;Ég&quot;; &quot;&quot;); [.D74])">
            <text:p/>
          </table:table-cell>
          <table:table-cell table:style-name="ce4" table:formula="of:=IF([.$B75]=[.E$1]; IF([.E74]=&quot;&quot;; &quot;Ég&quot;; &quot;&quot;); [.E74])" office:value-type="string" office:string-value="Ég" calcext:value-type="string">
            <text:p>Ég</text:p>
          </table:table-cell>
          <table:table-cell table:style-name="ce4" table:formula="of:=IF([.$B75]=[.F$1]; IF([.F74]=&quot;&quot;; &quot;Ég&quot;; &quot;&quot;); [.F74])">
            <text:p/>
          </table:table-cell>
          <table:table-cell table:style-name="ce4" table:formula="of:=IF([.$B75]=[.G$1]; IF([.G74]=&quot;&quot;; &quot;Ég&quot;; &quot;&quot;); [.G74])">
            <text:p/>
          </table:table-cell>
          <table:table-cell table:style-name="ce4" table:formula="of:=IF([.$B75]=[.H$1]; IF([.H74]=&quot;&quot;; &quot;Ég&quot;; &quot;&quot;); [.H74])">
            <text:p/>
          </table:table-cell>
          <table:table-cell table:formula="of:=COUNTIF([.$C75:.$H75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4" calcext:value-type="float">
            <text:p>74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76]=[.C$1]; IF([.C75]=&quot;&quot;; &quot;Ég&quot;; &quot;&quot;); [.C75])">
            <text:p/>
          </table:table-cell>
          <table:table-cell table:style-name="ce4" table:formula="of:=IF([.$B76]=[.D$1]; IF([.D75]=&quot;&quot;; &quot;Ég&quot;; &quot;&quot;); [.D75])">
            <text:p/>
          </table:table-cell>
          <table:table-cell table:style-name="ce4" table:formula="of:=IF([.$B76]=[.E$1]; IF([.E75]=&quot;&quot;; &quot;Ég&quot;; &quot;&quot;); [.E75])" office:value-type="string" office:string-value="Ég" calcext:value-type="string">
            <text:p>Ég</text:p>
          </table:table-cell>
          <table:table-cell table:style-name="ce4" table:formula="of:=IF([.$B76]=[.F$1]; IF([.F75]=&quot;&quot;; &quot;Ég&quot;; &quot;&quot;); [.F75])" office:value-type="string" office:string-value="Ég" calcext:value-type="string">
            <text:p>Ég</text:p>
          </table:table-cell>
          <table:table-cell table:style-name="ce4" table:formula="of:=IF([.$B76]=[.G$1]; IF([.G75]=&quot;&quot;; &quot;Ég&quot;; &quot;&quot;); [.G75])">
            <text:p/>
          </table:table-cell>
          <table:table-cell table:style-name="ce4" table:formula="of:=IF([.$B76]=[.H$1]; IF([.H75]=&quot;&quot;; &quot;Ég&quot;; &quot;&quot;); [.H75])">
            <text:p/>
          </table:table-cell>
          <table:table-cell table:formula="of:=COUNTIF([.$C76:.$H7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5" calcext:value-type="float">
            <text:p>75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77]=[.C$1]; IF([.C76]=&quot;&quot;; &quot;Ég&quot;; &quot;&quot;); [.C76])">
            <text:p/>
          </table:table-cell>
          <table:table-cell table:style-name="ce4" table:formula="of:=IF([.$B77]=[.D$1]; IF([.D76]=&quot;&quot;; &quot;Ég&quot;; &quot;&quot;); [.D76])" office:value-type="string" office:string-value="Ég" calcext:value-type="string">
            <text:p>Ég</text:p>
          </table:table-cell>
          <table:table-cell table:style-name="ce4" table:formula="of:=IF([.$B77]=[.E$1]; IF([.E76]=&quot;&quot;; &quot;Ég&quot;; &quot;&quot;); [.E76])" office:value-type="string" office:string-value="Ég" calcext:value-type="string">
            <text:p>Ég</text:p>
          </table:table-cell>
          <table:table-cell table:style-name="ce4" table:formula="of:=IF([.$B77]=[.F$1]; IF([.F76]=&quot;&quot;; &quot;Ég&quot;; &quot;&quot;); [.F76])" office:value-type="string" office:string-value="Ég" calcext:value-type="string">
            <text:p>Ég</text:p>
          </table:table-cell>
          <table:table-cell table:style-name="ce4" table:formula="of:=IF([.$B77]=[.G$1]; IF([.G76]=&quot;&quot;; &quot;Ég&quot;; &quot;&quot;); [.G76])">
            <text:p/>
          </table:table-cell>
          <table:table-cell table:style-name="ce4" table:formula="of:=IF([.$B77]=[.H$1]; IF([.H76]=&quot;&quot;; &quot;Ég&quot;; &quot;&quot;); [.H76])">
            <text:p/>
          </table:table-cell>
          <table:table-cell table:formula="of:=COUNTIF([.$C77:.$H77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6" calcext:value-type="float">
            <text:p>76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78]=[.C$1]; IF([.C77]=&quot;&quot;; &quot;Ég&quot;; &quot;&quot;); [.C77])">
            <text:p/>
          </table:table-cell>
          <table:table-cell table:style-name="ce4" table:formula="of:=IF([.$B78]=[.D$1]; IF([.D77]=&quot;&quot;; &quot;Ég&quot;; &quot;&quot;); [.D77])" office:value-type="string" office:string-value="Ég" calcext:value-type="string">
            <text:p>Ég</text:p>
          </table:table-cell>
          <table:table-cell table:style-name="ce4" table:formula="of:=IF([.$B78]=[.E$1]; IF([.E77]=&quot;&quot;; &quot;Ég&quot;; &quot;&quot;); [.E77])" office:value-type="string" office:string-value="Ég" calcext:value-type="string">
            <text:p>Ég</text:p>
          </table:table-cell>
          <table:table-cell table:style-name="ce4" table:formula="of:=IF([.$B78]=[.F$1]; IF([.F77]=&quot;&quot;; &quot;Ég&quot;; &quot;&quot;); [.F77])">
            <text:p/>
          </table:table-cell>
          <table:table-cell table:style-name="ce4" table:formula="of:=IF([.$B78]=[.G$1]; IF([.G77]=&quot;&quot;; &quot;Ég&quot;; &quot;&quot;); [.G77])">
            <text:p/>
          </table:table-cell>
          <table:table-cell table:style-name="ce4" table:formula="of:=IF([.$B78]=[.H$1]; IF([.H77]=&quot;&quot;; &quot;Ég&quot;; &quot;&quot;); [.H77])">
            <text:p/>
          </table:table-cell>
          <table:table-cell table:formula="of:=COUNTIF([.$C78:.$H7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7" calcext:value-type="float">
            <text:p>77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79]=[.C$1]; IF([.C78]=&quot;&quot;; &quot;Ég&quot;; &quot;&quot;); [.C78])">
            <text:p/>
          </table:table-cell>
          <table:table-cell table:style-name="ce4" table:formula="of:=IF([.$B79]=[.D$1]; IF([.D78]=&quot;&quot;; &quot;Ég&quot;; &quot;&quot;); [.D78])" office:value-type="string" office:string-value="Ég" calcext:value-type="string">
            <text:p>Ég</text:p>
          </table:table-cell>
          <table:table-cell table:style-name="ce4" table:formula="of:=IF([.$B79]=[.E$1]; IF([.E78]=&quot;&quot;; &quot;Ég&quot;; &quot;&quot;); [.E78])" office:value-type="string" office:string-value="Ég" calcext:value-type="string">
            <text:p>Ég</text:p>
          </table:table-cell>
          <table:table-cell table:style-name="ce4" table:formula="of:=IF([.$B79]=[.F$1]; IF([.F78]=&quot;&quot;; &quot;Ég&quot;; &quot;&quot;); [.F78])">
            <text:p/>
          </table:table-cell>
          <table:table-cell table:style-name="ce4" table:formula="of:=IF([.$B79]=[.G$1]; IF([.G78]=&quot;&quot;; &quot;Ég&quot;; &quot;&quot;); [.G78])" office:value-type="string" office:string-value="Ég" calcext:value-type="string">
            <text:p>Ég</text:p>
          </table:table-cell>
          <table:table-cell table:style-name="ce4" table:formula="of:=IF([.$B79]=[.H$1]; IF([.H78]=&quot;&quot;; &quot;Ég&quot;; &quot;&quot;); [.H78])">
            <text:p/>
          </table:table-cell>
          <table:table-cell table:formula="of:=COUNTIF([.$C79:.$H7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8" calcext:value-type="float">
            <text:p>78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80]=[.C$1]; IF([.C79]=&quot;&quot;; &quot;Ég&quot;; &quot;&quot;); [.C79])" office:value-type="string" office:string-value="Ég" calcext:value-type="string">
            <text:p>Ég</text:p>
          </table:table-cell>
          <table:table-cell table:style-name="ce4" table:formula="of:=IF([.$B80]=[.D$1]; IF([.D79]=&quot;&quot;; &quot;Ég&quot;; &quot;&quot;); [.D79])" office:value-type="string" office:string-value="Ég" calcext:value-type="string">
            <text:p>Ég</text:p>
          </table:table-cell>
          <table:table-cell table:style-name="ce4" table:formula="of:=IF([.$B80]=[.E$1]; IF([.E79]=&quot;&quot;; &quot;Ég&quot;; &quot;&quot;); [.E79])" office:value-type="string" office:string-value="Ég" calcext:value-type="string">
            <text:p>Ég</text:p>
          </table:table-cell>
          <table:table-cell table:style-name="ce4" table:formula="of:=IF([.$B80]=[.F$1]; IF([.F79]=&quot;&quot;; &quot;Ég&quot;; &quot;&quot;); [.F79])">
            <text:p/>
          </table:table-cell>
          <table:table-cell table:style-name="ce4" table:formula="of:=IF([.$B80]=[.G$1]; IF([.G79]=&quot;&quot;; &quot;Ég&quot;; &quot;&quot;); [.G79])" office:value-type="string" office:string-value="Ég" calcext:value-type="string">
            <text:p>Ég</text:p>
          </table:table-cell>
          <table:table-cell table:style-name="ce4" table:formula="of:=IF([.$B80]=[.H$1]; IF([.H79]=&quot;&quot;; &quot;Ég&quot;; &quot;&quot;); [.H79])">
            <text:p/>
          </table:table-cell>
          <table:table-cell table:formula="of:=COUNTIF([.$C80:.$H80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79" calcext:value-type="float">
            <text:p>79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81]=[.C$1]; IF([.C80]=&quot;&quot;; &quot;Ég&quot;; &quot;&quot;); [.C80])" office:value-type="string" office:string-value="Ég" calcext:value-type="string">
            <text:p>Ég</text:p>
          </table:table-cell>
          <table:table-cell table:style-name="ce4" table:formula="of:=IF([.$B81]=[.D$1]; IF([.D80]=&quot;&quot;; &quot;Ég&quot;; &quot;&quot;); [.D80])" office:value-type="string" office:string-value="Ég" calcext:value-type="string">
            <text:p>Ég</text:p>
          </table:table-cell>
          <table:table-cell table:style-name="ce4" table:formula="of:=IF([.$B81]=[.E$1]; IF([.E80]=&quot;&quot;; &quot;Ég&quot;; &quot;&quot;); [.E80])" office:value-type="string" office:string-value="Ég" calcext:value-type="string">
            <text:p>Ég</text:p>
          </table:table-cell>
          <table:table-cell table:style-name="ce4" table:formula="of:=IF([.$B81]=[.F$1]; IF([.F80]=&quot;&quot;; &quot;Ég&quot;; &quot;&quot;); [.F80])">
            <text:p/>
          </table:table-cell>
          <table:table-cell table:style-name="ce4" table:formula="of:=IF([.$B81]=[.G$1]; IF([.G80]=&quot;&quot;; &quot;Ég&quot;; &quot;&quot;); [.G80])" office:value-type="string" office:string-value="Ég" calcext:value-type="string">
            <text:p>Ég</text:p>
          </table:table-cell>
          <table:table-cell table:style-name="ce4" table:formula="of:=IF([.$B81]=[.H$1]; IF([.H80]=&quot;&quot;; &quot;Ég&quot;; &quot;&quot;); [.H80])" office:value-type="string" office:string-value="Ég" calcext:value-type="string">
            <text:p>Ég</text:p>
          </table:table-cell>
          <table:table-cell table:formula="of:=COUNTIF([.$C81:.$H81]; &quot;Ég&quot;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0" calcext:value-type="float">
            <text:p>80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82]=[.C$1]; IF([.C81]=&quot;&quot;; &quot;Ég&quot;; &quot;&quot;); [.C81])" office:value-type="string" office:string-value="Ég" calcext:value-type="string">
            <text:p>Ég</text:p>
          </table:table-cell>
          <table:table-cell table:style-name="ce4" table:formula="of:=IF([.$B82]=[.D$1]; IF([.D81]=&quot;&quot;; &quot;Ég&quot;; &quot;&quot;); [.D81])">
            <text:p/>
          </table:table-cell>
          <table:table-cell table:style-name="ce4" table:formula="of:=IF([.$B82]=[.E$1]; IF([.E81]=&quot;&quot;; &quot;Ég&quot;; &quot;&quot;); [.E81])" office:value-type="string" office:string-value="Ég" calcext:value-type="string">
            <text:p>Ég</text:p>
          </table:table-cell>
          <table:table-cell table:style-name="ce4" table:formula="of:=IF([.$B82]=[.F$1]; IF([.F81]=&quot;&quot;; &quot;Ég&quot;; &quot;&quot;); [.F81])">
            <text:p/>
          </table:table-cell>
          <table:table-cell table:style-name="ce4" table:formula="of:=IF([.$B82]=[.G$1]; IF([.G81]=&quot;&quot;; &quot;Ég&quot;; &quot;&quot;); [.G81])" office:value-type="string" office:string-value="Ég" calcext:value-type="string">
            <text:p>Ég</text:p>
          </table:table-cell>
          <table:table-cell table:style-name="ce4" table:formula="of:=IF([.$B82]=[.H$1]; IF([.H81]=&quot;&quot;; &quot;Ég&quot;; &quot;&quot;); [.H81])" office:value-type="string" office:string-value="Ég" calcext:value-type="string">
            <text:p>Ég</text:p>
          </table:table-cell>
          <table:table-cell table:formula="of:=COUNTIF([.$C82:.$H82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1" calcext:value-type="float">
            <text:p>81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83]=[.C$1]; IF([.C82]=&quot;&quot;; &quot;Ég&quot;; &quot;&quot;); [.C82])" office:value-type="string" office:string-value="Ég" calcext:value-type="string">
            <text:p>Ég</text:p>
          </table:table-cell>
          <table:table-cell table:style-name="ce4" table:formula="of:=IF([.$B83]=[.D$1]; IF([.D82]=&quot;&quot;; &quot;Ég&quot;; &quot;&quot;); [.D82])">
            <text:p/>
          </table:table-cell>
          <table:table-cell table:style-name="ce4" table:formula="of:=IF([.$B83]=[.E$1]; IF([.E82]=&quot;&quot;; &quot;Ég&quot;; &quot;&quot;); [.E82])" office:value-type="string" office:string-value="Ég" calcext:value-type="string">
            <text:p>Ég</text:p>
          </table:table-cell>
          <table:table-cell table:style-name="ce4" table:formula="of:=IF([.$B83]=[.F$1]; IF([.F82]=&quot;&quot;; &quot;Ég&quot;; &quot;&quot;); [.F82])" office:value-type="string" office:string-value="Ég" calcext:value-type="string">
            <text:p>Ég</text:p>
          </table:table-cell>
          <table:table-cell table:style-name="ce4" table:formula="of:=IF([.$B83]=[.G$1]; IF([.G82]=&quot;&quot;; &quot;Ég&quot;; &quot;&quot;); [.G82])" office:value-type="string" office:string-value="Ég" calcext:value-type="string">
            <text:p>Ég</text:p>
          </table:table-cell>
          <table:table-cell table:style-name="ce4" table:formula="of:=IF([.$B83]=[.H$1]; IF([.H82]=&quot;&quot;; &quot;Ég&quot;; &quot;&quot;); [.H82])" office:value-type="string" office:string-value="Ég" calcext:value-type="string">
            <text:p>Ég</text:p>
          </table:table-cell>
          <table:table-cell table:formula="of:=COUNTIF([.$C83:.$H83]; &quot;Ég&quot;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2" calcext:value-type="float">
            <text:p>82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84]=[.C$1]; IF([.C83]=&quot;&quot;; &quot;Ég&quot;; &quot;&quot;); [.C83])" office:value-type="string" office:string-value="Ég" calcext:value-type="string">
            <text:p>Ég</text:p>
          </table:table-cell>
          <table:table-cell table:style-name="ce4" table:formula="of:=IF([.$B84]=[.D$1]; IF([.D83]=&quot;&quot;; &quot;Ég&quot;; &quot;&quot;); [.D83])">
            <text:p/>
          </table:table-cell>
          <table:table-cell table:style-name="ce4" table:formula="of:=IF([.$B84]=[.E$1]; IF([.E83]=&quot;&quot;; &quot;Ég&quot;; &quot;&quot;); [.E83])" office:value-type="string" office:string-value="Ég" calcext:value-type="string">
            <text:p>Ég</text:p>
          </table:table-cell>
          <table:table-cell table:style-name="ce4" table:formula="of:=IF([.$B84]=[.F$1]; IF([.F83]=&quot;&quot;; &quot;Ég&quot;; &quot;&quot;); [.F83])">
            <text:p/>
          </table:table-cell>
          <table:table-cell table:style-name="ce4" table:formula="of:=IF([.$B84]=[.G$1]; IF([.G83]=&quot;&quot;; &quot;Ég&quot;; &quot;&quot;); [.G83])" office:value-type="string" office:string-value="Ég" calcext:value-type="string">
            <text:p>Ég</text:p>
          </table:table-cell>
          <table:table-cell table:style-name="ce4" table:formula="of:=IF([.$B84]=[.H$1]; IF([.H83]=&quot;&quot;; &quot;Ég&quot;; &quot;&quot;); [.H83])" office:value-type="string" office:string-value="Ég" calcext:value-type="string">
            <text:p>Ég</text:p>
          </table:table-cell>
          <table:table-cell table:formula="of:=COUNTIF([.$C84:.$H84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3" calcext:value-type="float">
            <text:p>83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85]=[.C$1]; IF([.C84]=&quot;&quot;; &quot;Ég&quot;; &quot;&quot;); [.C84])" office:value-type="string" office:string-value="Ég" calcext:value-type="string">
            <text:p>Ég</text:p>
          </table:table-cell>
          <table:table-cell table:style-name="ce4" table:formula="of:=IF([.$B85]=[.D$1]; IF([.D84]=&quot;&quot;; &quot;Ég&quot;; &quot;&quot;); [.D84])">
            <text:p/>
          </table:table-cell>
          <table:table-cell table:style-name="ce4" table:formula="of:=IF([.$B85]=[.E$1]; IF([.E84]=&quot;&quot;; &quot;Ég&quot;; &quot;&quot;); [.E84])" office:value-type="string" office:string-value="Ég" calcext:value-type="string">
            <text:p>Ég</text:p>
          </table:table-cell>
          <table:table-cell table:style-name="ce4" table:formula="of:=IF([.$B85]=[.F$1]; IF([.F84]=&quot;&quot;; &quot;Ég&quot;; &quot;&quot;); [.F84])">
            <text:p/>
          </table:table-cell>
          <table:table-cell table:style-name="ce4" table:formula="of:=IF([.$B85]=[.G$1]; IF([.G84]=&quot;&quot;; &quot;Ég&quot;; &quot;&quot;); [.G84])" office:value-type="string" office:string-value="Ég" calcext:value-type="string">
            <text:p>Ég</text:p>
          </table:table-cell>
          <table:table-cell table:style-name="ce4" table:formula="of:=IF([.$B85]=[.H$1]; IF([.H84]=&quot;&quot;; &quot;Ég&quot;; &quot;&quot;); [.H84])">
            <text:p/>
          </table:table-cell>
          <table:table-cell table:formula="of:=COUNTIF([.$C85:.$H8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4" calcext:value-type="float">
            <text:p>84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86]=[.C$1]; IF([.C85]=&quot;&quot;; &quot;Ég&quot;; &quot;&quot;); [.C85])" office:value-type="string" office:string-value="Ég" calcext:value-type="string">
            <text:p>Ég</text:p>
          </table:table-cell>
          <table:table-cell table:style-name="ce4" table:formula="of:=IF([.$B86]=[.D$1]; IF([.D85]=&quot;&quot;; &quot;Ég&quot;; &quot;&quot;); [.D85])">
            <text:p/>
          </table:table-cell>
          <table:table-cell table:style-name="ce4" table:formula="of:=IF([.$B86]=[.E$1]; IF([.E85]=&quot;&quot;; &quot;Ég&quot;; &quot;&quot;); [.E85])" office:value-type="string" office:string-value="Ég" calcext:value-type="string">
            <text:p>Ég</text:p>
          </table:table-cell>
          <table:table-cell table:style-name="ce4" table:formula="of:=IF([.$B86]=[.F$1]; IF([.F85]=&quot;&quot;; &quot;Ég&quot;; &quot;&quot;); [.F85])">
            <text:p/>
          </table:table-cell>
          <table:table-cell table:style-name="ce4" table:formula="of:=IF([.$B86]=[.G$1]; IF([.G85]=&quot;&quot;; &quot;Ég&quot;; &quot;&quot;); [.G85])" office:value-type="string" office:string-value="Ég" calcext:value-type="string">
            <text:p>Ég</text:p>
          </table:table-cell>
          <table:table-cell table:style-name="ce4" table:formula="of:=IF([.$B86]=[.H$1]; IF([.H85]=&quot;&quot;; &quot;Ég&quot;; &quot;&quot;); [.H85])" office:value-type="string" office:string-value="Ég" calcext:value-type="string">
            <text:p>Ég</text:p>
          </table:table-cell>
          <table:table-cell table:formula="of:=COUNTIF([.$C86:.$H86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5" calcext:value-type="float">
            <text:p>85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87]=[.C$1]; IF([.C86]=&quot;&quot;; &quot;Ég&quot;; &quot;&quot;); [.C86])" office:value-type="string" office:string-value="Ég" calcext:value-type="string">
            <text:p>Ég</text:p>
          </table:table-cell>
          <table:table-cell table:style-name="ce4" table:formula="of:=IF([.$B87]=[.D$1]; IF([.D86]=&quot;&quot;; &quot;Ég&quot;; &quot;&quot;); [.D86])">
            <text:p/>
          </table:table-cell>
          <table:table-cell table:style-name="ce4" table:formula="of:=IF([.$B87]=[.E$1]; IF([.E86]=&quot;&quot;; &quot;Ég&quot;; &quot;&quot;); [.E86])" office:value-type="string" office:string-value="Ég" calcext:value-type="string">
            <text:p>Ég</text:p>
          </table:table-cell>
          <table:table-cell table:style-name="ce4" table:formula="of:=IF([.$B87]=[.F$1]; IF([.F86]=&quot;&quot;; &quot;Ég&quot;; &quot;&quot;); [.F86])" office:value-type="string" office:string-value="Ég" calcext:value-type="string">
            <text:p>Ég</text:p>
          </table:table-cell>
          <table:table-cell table:style-name="ce4" table:formula="of:=IF([.$B87]=[.G$1]; IF([.G86]=&quot;&quot;; &quot;Ég&quot;; &quot;&quot;); [.G86])" office:value-type="string" office:string-value="Ég" calcext:value-type="string">
            <text:p>Ég</text:p>
          </table:table-cell>
          <table:table-cell table:style-name="ce4" table:formula="of:=IF([.$B87]=[.H$1]; IF([.H86]=&quot;&quot;; &quot;Ég&quot;; &quot;&quot;); [.H86])" office:value-type="string" office:string-value="Ég" calcext:value-type="string">
            <text:p>Ég</text:p>
          </table:table-cell>
          <table:table-cell table:formula="of:=COUNTIF([.$C87:.$H87]; &quot;Ég&quot;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6" calcext:value-type="float">
            <text:p>86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88]=[.C$1]; IF([.C87]=&quot;&quot;; &quot;Ég&quot;; &quot;&quot;); [.C87])" office:value-type="string" office:string-value="Ég" calcext:value-type="string">
            <text:p>Ég</text:p>
          </table:table-cell>
          <table:table-cell table:style-name="ce4" table:formula="of:=IF([.$B88]=[.D$1]; IF([.D87]=&quot;&quot;; &quot;Ég&quot;; &quot;&quot;); [.D87])">
            <text:p/>
          </table:table-cell>
          <table:table-cell table:style-name="ce4" table:formula="of:=IF([.$B88]=[.E$1]; IF([.E87]=&quot;&quot;; &quot;Ég&quot;; &quot;&quot;); [.E87])" office:value-type="string" office:string-value="Ég" calcext:value-type="string">
            <text:p>Ég</text:p>
          </table:table-cell>
          <table:table-cell table:style-name="ce4" table:formula="of:=IF([.$B88]=[.F$1]; IF([.F87]=&quot;&quot;; &quot;Ég&quot;; &quot;&quot;); [.F87])">
            <text:p/>
          </table:table-cell>
          <table:table-cell table:style-name="ce4" table:formula="of:=IF([.$B88]=[.G$1]; IF([.G87]=&quot;&quot;; &quot;Ég&quot;; &quot;&quot;); [.G87])" office:value-type="string" office:string-value="Ég" calcext:value-type="string">
            <text:p>Ég</text:p>
          </table:table-cell>
          <table:table-cell table:style-name="ce4" table:formula="of:=IF([.$B88]=[.H$1]; IF([.H87]=&quot;&quot;; &quot;Ég&quot;; &quot;&quot;); [.H87])" office:value-type="string" office:string-value="Ég" calcext:value-type="string">
            <text:p>Ég</text:p>
          </table:table-cell>
          <table:table-cell table:formula="of:=COUNTIF([.$C88:.$H88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7" calcext:value-type="float">
            <text:p>87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89]=[.C$1]; IF([.C88]=&quot;&quot;; &quot;Ég&quot;; &quot;&quot;); [.C88])" office:value-type="string" office:string-value="Ég" calcext:value-type="string">
            <text:p>Ég</text:p>
          </table:table-cell>
          <table:table-cell table:style-name="ce4" table:formula="of:=IF([.$B89]=[.D$1]; IF([.D88]=&quot;&quot;; &quot;Ég&quot;; &quot;&quot;); [.D88])">
            <text:p/>
          </table:table-cell>
          <table:table-cell table:style-name="ce4" table:formula="of:=IF([.$B89]=[.E$1]; IF([.E88]=&quot;&quot;; &quot;Ég&quot;; &quot;&quot;); [.E88])" office:value-type="string" office:string-value="Ég" calcext:value-type="string">
            <text:p>Ég</text:p>
          </table:table-cell>
          <table:table-cell table:style-name="ce4" table:formula="of:=IF([.$B89]=[.F$1]; IF([.F88]=&quot;&quot;; &quot;Ég&quot;; &quot;&quot;); [.F88])" office:value-type="string" office:string-value="Ég" calcext:value-type="string">
            <text:p>Ég</text:p>
          </table:table-cell>
          <table:table-cell table:style-name="ce4" table:formula="of:=IF([.$B89]=[.G$1]; IF([.G88]=&quot;&quot;; &quot;Ég&quot;; &quot;&quot;); [.G88])" office:value-type="string" office:string-value="Ég" calcext:value-type="string">
            <text:p>Ég</text:p>
          </table:table-cell>
          <table:table-cell table:style-name="ce4" table:formula="of:=IF([.$B89]=[.H$1]; IF([.H88]=&quot;&quot;; &quot;Ég&quot;; &quot;&quot;); [.H88])" office:value-type="string" office:string-value="Ég" calcext:value-type="string">
            <text:p>Ég</text:p>
          </table:table-cell>
          <table:table-cell table:formula="of:=COUNTIF([.$C89:.$H89]; &quot;Ég&quot;)"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8" calcext:value-type="float">
            <text:p>88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90]=[.C$1]; IF([.C89]=&quot;&quot;; &quot;Ég&quot;; &quot;&quot;); [.C89])" office:value-type="string" office:string-value="Ég" calcext:value-type="string">
            <text:p>Ég</text:p>
          </table:table-cell>
          <table:table-cell table:style-name="ce4" table:formula="of:=IF([.$B90]=[.D$1]; IF([.D89]=&quot;&quot;; &quot;Ég&quot;; &quot;&quot;); [.D89])">
            <text:p/>
          </table:table-cell>
          <table:table-cell table:style-name="ce4" table:formula="of:=IF([.$B90]=[.E$1]; IF([.E89]=&quot;&quot;; &quot;Ég&quot;; &quot;&quot;); [.E89])" office:value-type="string" office:string-value="Ég" calcext:value-type="string">
            <text:p>Ég</text:p>
          </table:table-cell>
          <table:table-cell table:style-name="ce4" table:formula="of:=IF([.$B90]=[.F$1]; IF([.F89]=&quot;&quot;; &quot;Ég&quot;; &quot;&quot;); [.F89])" office:value-type="string" office:string-value="Ég" calcext:value-type="string">
            <text:p>Ég</text:p>
          </table:table-cell>
          <table:table-cell table:style-name="ce4" table:formula="of:=IF([.$B90]=[.G$1]; IF([.G89]=&quot;&quot;; &quot;Ég&quot;; &quot;&quot;); [.G89])">
            <text:p/>
          </table:table-cell>
          <table:table-cell table:style-name="ce4" table:formula="of:=IF([.$B90]=[.H$1]; IF([.H89]=&quot;&quot;; &quot;Ég&quot;; &quot;&quot;); [.H89])" office:value-type="string" office:string-value="Ég" calcext:value-type="string">
            <text:p>Ég</text:p>
          </table:table-cell>
          <table:table-cell table:formula="of:=COUNTIF([.$C90:.$H90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89" calcext:value-type="float">
            <text:p>89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91]=[.C$1]; IF([.C90]=&quot;&quot;; &quot;Ég&quot;; &quot;&quot;); [.C90])" office:value-type="string" office:string-value="Ég" calcext:value-type="string">
            <text:p>Ég</text:p>
          </table:table-cell>
          <table:table-cell table:style-name="ce4" table:formula="of:=IF([.$B91]=[.D$1]; IF([.D90]=&quot;&quot;; &quot;Ég&quot;; &quot;&quot;); [.D90])">
            <text:p/>
          </table:table-cell>
          <table:table-cell table:style-name="ce4" table:formula="of:=IF([.$B91]=[.E$1]; IF([.E90]=&quot;&quot;; &quot;Ég&quot;; &quot;&quot;); [.E90])" office:value-type="string" office:string-value="Ég" calcext:value-type="string">
            <text:p>Ég</text:p>
          </table:table-cell>
          <table:table-cell table:style-name="ce4" table:formula="of:=IF([.$B91]=[.F$1]; IF([.F90]=&quot;&quot;; &quot;Ég&quot;; &quot;&quot;); [.F90])">
            <text:p/>
          </table:table-cell>
          <table:table-cell table:style-name="ce4" table:formula="of:=IF([.$B91]=[.G$1]; IF([.G90]=&quot;&quot;; &quot;Ég&quot;; &quot;&quot;); [.G90])">
            <text:p/>
          </table:table-cell>
          <table:table-cell table:style-name="ce4" table:formula="of:=IF([.$B91]=[.H$1]; IF([.H90]=&quot;&quot;; &quot;Ég&quot;; &quot;&quot;); [.H90])" office:value-type="string" office:string-value="Ég" calcext:value-type="string">
            <text:p>Ég</text:p>
          </table:table-cell>
          <table:table-cell table:formula="of:=COUNTIF([.$C91:.$H91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0" calcext:value-type="float">
            <text:p>90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92]=[.C$1]; IF([.C91]=&quot;&quot;; &quot;Ég&quot;; &quot;&quot;); [.C91])" office:value-type="string" office:string-value="Ég" calcext:value-type="string">
            <text:p>Ég</text:p>
          </table:table-cell>
          <table:table-cell table:style-name="ce4" table:formula="of:=IF([.$B92]=[.D$1]; IF([.D91]=&quot;&quot;; &quot;Ég&quot;; &quot;&quot;); [.D91])">
            <text:p/>
          </table:table-cell>
          <table:table-cell table:style-name="ce4" table:formula="of:=IF([.$B92]=[.E$1]; IF([.E91]=&quot;&quot;; &quot;Ég&quot;; &quot;&quot;); [.E91])" office:value-type="string" office:string-value="Ég" calcext:value-type="string">
            <text:p>Ég</text:p>
          </table:table-cell>
          <table:table-cell table:style-name="ce4" table:formula="of:=IF([.$B92]=[.F$1]; IF([.F91]=&quot;&quot;; &quot;Ég&quot;; &quot;&quot;); [.F91])">
            <text:p/>
          </table:table-cell>
          <table:table-cell table:style-name="ce4" table:formula="of:=IF([.$B92]=[.G$1]; IF([.G91]=&quot;&quot;; &quot;Ég&quot;; &quot;&quot;); [.G91])">
            <text:p/>
          </table:table-cell>
          <table:table-cell table:style-name="ce4" table:formula="of:=IF([.$B92]=[.H$1]; IF([.H91]=&quot;&quot;; &quot;Ég&quot;; &quot;&quot;); [.H91])">
            <text:p/>
          </table:table-cell>
          <table:table-cell table:formula="of:=COUNTIF([.$C92:.$H92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1" calcext:value-type="float">
            <text:p>91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93]=[.C$1]; IF([.C92]=&quot;&quot;; &quot;Ég&quot;; &quot;&quot;); [.C92])" office:value-type="string" office:string-value="Ég" calcext:value-type="string">
            <text:p>Ég</text:p>
          </table:table-cell>
          <table:table-cell table:style-name="ce4" table:formula="of:=IF([.$B93]=[.D$1]; IF([.D92]=&quot;&quot;; &quot;Ég&quot;; &quot;&quot;); [.D92])">
            <text:p/>
          </table:table-cell>
          <table:table-cell table:style-name="ce4" table:formula="of:=IF([.$B93]=[.E$1]; IF([.E92]=&quot;&quot;; &quot;Ég&quot;; &quot;&quot;); [.E92])">
            <text:p/>
          </table:table-cell>
          <table:table-cell table:style-name="ce4" table:formula="of:=IF([.$B93]=[.F$1]; IF([.F92]=&quot;&quot;; &quot;Ég&quot;; &quot;&quot;); [.F92])">
            <text:p/>
          </table:table-cell>
          <table:table-cell table:style-name="ce4" table:formula="of:=IF([.$B93]=[.G$1]; IF([.G92]=&quot;&quot;; &quot;Ég&quot;; &quot;&quot;); [.G92])">
            <text:p/>
          </table:table-cell>
          <table:table-cell table:style-name="ce4" table:formula="of:=IF([.$B93]=[.H$1]; IF([.H92]=&quot;&quot;; &quot;Ég&quot;; &quot;&quot;); [.H92])">
            <text:p/>
          </table:table-cell>
          <table:table-cell table:formula="of:=COUNTIF([.$C93:.$H93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2" calcext:value-type="float">
            <text:p>92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94]=[.C$1]; IF([.C93]=&quot;&quot;; &quot;Ég&quot;; &quot;&quot;); [.C93])" office:value-type="string" office:string-value="Ég" calcext:value-type="string">
            <text:p>Ég</text:p>
          </table:table-cell>
          <table:table-cell table:style-name="ce4" table:formula="of:=IF([.$B94]=[.D$1]; IF([.D93]=&quot;&quot;; &quot;Ég&quot;; &quot;&quot;); [.D93])">
            <text:p/>
          </table:table-cell>
          <table:table-cell table:style-name="ce4" table:formula="of:=IF([.$B94]=[.E$1]; IF([.E93]=&quot;&quot;; &quot;Ég&quot;; &quot;&quot;); [.E93])">
            <text:p/>
          </table:table-cell>
          <table:table-cell table:style-name="ce4" table:formula="of:=IF([.$B94]=[.F$1]; IF([.F93]=&quot;&quot;; &quot;Ég&quot;; &quot;&quot;); [.F93])">
            <text:p/>
          </table:table-cell>
          <table:table-cell table:style-name="ce4" table:formula="of:=IF([.$B94]=[.G$1]; IF([.G93]=&quot;&quot;; &quot;Ég&quot;; &quot;&quot;); [.G93])">
            <text:p/>
          </table:table-cell>
          <table:table-cell table:style-name="ce4" table:formula="of:=IF([.$B94]=[.H$1]; IF([.H93]=&quot;&quot;; &quot;Ég&quot;; &quot;&quot;); [.H93])" office:value-type="string" office:string-value="Ég" calcext:value-type="string">
            <text:p>Ég</text:p>
          </table:table-cell>
          <table:table-cell table:formula="of:=COUNTIF([.$C94:.$H94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3" calcext:value-type="float">
            <text:p>93</text:p>
          </table:table-cell>
          <table:table-cell table:formula="of:=INDEX([.$C$1:.$H$1]; RANDBETWEEN(1;6))" office:value-type="string" office:string-value="B" calcext:value-type="string">
            <text:p>B</text:p>
          </table:table-cell>
          <table:table-cell table:style-name="ce4" table:formula="of:=IF([.$B95]=[.C$1]; IF([.C94]=&quot;&quot;; &quot;Ég&quot;; &quot;&quot;); [.C94])" office:value-type="string" office:string-value="Ég" calcext:value-type="string">
            <text:p>Ég</text:p>
          </table:table-cell>
          <table:table-cell table:style-name="ce4" table:formula="of:=IF([.$B95]=[.D$1]; IF([.D94]=&quot;&quot;; &quot;Ég&quot;; &quot;&quot;); [.D94])" office:value-type="string" office:string-value="Ég" calcext:value-type="string">
            <text:p>Ég</text:p>
          </table:table-cell>
          <table:table-cell table:style-name="ce4" table:formula="of:=IF([.$B95]=[.E$1]; IF([.E94]=&quot;&quot;; &quot;Ég&quot;; &quot;&quot;); [.E94])">
            <text:p/>
          </table:table-cell>
          <table:table-cell table:style-name="ce4" table:formula="of:=IF([.$B95]=[.F$1]; IF([.F94]=&quot;&quot;; &quot;Ég&quot;; &quot;&quot;); [.F94])">
            <text:p/>
          </table:table-cell>
          <table:table-cell table:style-name="ce4" table:formula="of:=IF([.$B95]=[.G$1]; IF([.G94]=&quot;&quot;; &quot;Ég&quot;; &quot;&quot;); [.G94])">
            <text:p/>
          </table:table-cell>
          <table:table-cell table:style-name="ce4" table:formula="of:=IF([.$B95]=[.H$1]; IF([.H94]=&quot;&quot;; &quot;Ég&quot;; &quot;&quot;); [.H94])" office:value-type="string" office:string-value="Ég" calcext:value-type="string">
            <text:p>Ég</text:p>
          </table:table-cell>
          <table:table-cell table:formula="of:=COUNTIF([.$C95:.$H95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4" calcext:value-type="float">
            <text:p>94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96]=[.C$1]; IF([.C95]=&quot;&quot;; &quot;Ég&quot;; &quot;&quot;); [.C95])" office:value-type="string" office:string-value="Ég" calcext:value-type="string">
            <text:p>Ég</text:p>
          </table:table-cell>
          <table:table-cell table:style-name="ce4" table:formula="of:=IF([.$B96]=[.D$1]; IF([.D95]=&quot;&quot;; &quot;Ég&quot;; &quot;&quot;); [.D95])" office:value-type="string" office:string-value="Ég" calcext:value-type="string">
            <text:p>Ég</text:p>
          </table:table-cell>
          <table:table-cell table:style-name="ce4" table:formula="of:=IF([.$B96]=[.E$1]; IF([.E95]=&quot;&quot;; &quot;Ég&quot;; &quot;&quot;); [.E95])">
            <text:p/>
          </table:table-cell>
          <table:table-cell table:style-name="ce4" table:formula="of:=IF([.$B96]=[.F$1]; IF([.F95]=&quot;&quot;; &quot;Ég&quot;; &quot;&quot;); [.F95])">
            <text:p/>
          </table:table-cell>
          <table:table-cell table:style-name="ce4" table:formula="of:=IF([.$B96]=[.G$1]; IF([.G95]=&quot;&quot;; &quot;Ég&quot;; &quot;&quot;); [.G95])">
            <text:p/>
          </table:table-cell>
          <table:table-cell table:style-name="ce4" table:formula="of:=IF([.$B96]=[.H$1]; IF([.H95]=&quot;&quot;; &quot;Ég&quot;; &quot;&quot;); [.H95])">
            <text:p/>
          </table:table-cell>
          <table:table-cell table:formula="of:=COUNTIF([.$C96:.$H96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5" calcext:value-type="float">
            <text:p>95</text:p>
          </table:table-cell>
          <table:table-cell table:formula="of:=INDEX([.$C$1:.$H$1]; RANDBETWEEN(1;6))" office:value-type="string" office:string-value="A" calcext:value-type="string">
            <text:p>A</text:p>
          </table:table-cell>
          <table:table-cell table:style-name="ce4" table:formula="of:=IF([.$B97]=[.C$1]; IF([.C96]=&quot;&quot;; &quot;Ég&quot;; &quot;&quot;); [.C96])">
            <text:p/>
          </table:table-cell>
          <table:table-cell table:style-name="ce4" table:formula="of:=IF([.$B97]=[.D$1]; IF([.D96]=&quot;&quot;; &quot;Ég&quot;; &quot;&quot;); [.D96])" office:value-type="string" office:string-value="Ég" calcext:value-type="string">
            <text:p>Ég</text:p>
          </table:table-cell>
          <table:table-cell table:style-name="ce4" table:formula="of:=IF([.$B97]=[.E$1]; IF([.E96]=&quot;&quot;; &quot;Ég&quot;; &quot;&quot;); [.E96])">
            <text:p/>
          </table:table-cell>
          <table:table-cell table:style-name="ce4" table:formula="of:=IF([.$B97]=[.F$1]; IF([.F96]=&quot;&quot;; &quot;Ég&quot;; &quot;&quot;); [.F96])">
            <text:p/>
          </table:table-cell>
          <table:table-cell table:style-name="ce4" table:formula="of:=IF([.$B97]=[.G$1]; IF([.G96]=&quot;&quot;; &quot;Ég&quot;; &quot;&quot;); [.G96])">
            <text:p/>
          </table:table-cell>
          <table:table-cell table:style-name="ce4" table:formula="of:=IF([.$B97]=[.H$1]; IF([.H96]=&quot;&quot;; &quot;Ég&quot;; &quot;&quot;); [.H96])">
            <text:p/>
          </table:table-cell>
          <table:table-cell table:formula="of:=COUNTIF([.$C97:.$H97]; &quot;Ég&quot;)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6" calcext:value-type="float">
            <text:p>96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98]=[.C$1]; IF([.C97]=&quot;&quot;; &quot;Ég&quot;; &quot;&quot;); [.C97])">
            <text:p/>
          </table:table-cell>
          <table:table-cell table:style-name="ce4" table:formula="of:=IF([.$B98]=[.D$1]; IF([.D97]=&quot;&quot;; &quot;Ég&quot;; &quot;&quot;); [.D97])" office:value-type="string" office:string-value="Ég" calcext:value-type="string">
            <text:p>Ég</text:p>
          </table:table-cell>
          <table:table-cell table:style-name="ce4" table:formula="of:=IF([.$B98]=[.E$1]; IF([.E97]=&quot;&quot;; &quot;Ég&quot;; &quot;&quot;); [.E97])">
            <text:p/>
          </table:table-cell>
          <table:table-cell table:style-name="ce4" table:formula="of:=IF([.$B98]=[.F$1]; IF([.F97]=&quot;&quot;; &quot;Ég&quot;; &quot;&quot;); [.F97])">
            <text:p/>
          </table:table-cell>
          <table:table-cell table:style-name="ce4" table:formula="of:=IF([.$B98]=[.G$1]; IF([.G97]=&quot;&quot;; &quot;Ég&quot;; &quot;&quot;); [.G97])">
            <text:p/>
          </table:table-cell>
          <table:table-cell table:style-name="ce4" table:formula="of:=IF([.$B98]=[.H$1]; IF([.H97]=&quot;&quot;; &quot;Ég&quot;; &quot;&quot;); [.H97])" office:value-type="string" office:string-value="Ég" calcext:value-type="string">
            <text:p>Ég</text:p>
          </table:table-cell>
          <table:table-cell table:formula="of:=COUNTIF([.$C98:.$H98]; &quot;Ég&quot;)"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7" calcext:value-type="float">
            <text:p>97</text:p>
          </table:table-cell>
          <table:table-cell table:formula="of:=INDEX([.$C$1:.$H$1]; RANDBETWEEN(1;6))" office:value-type="string" office:string-value="D" calcext:value-type="string">
            <text:p>D</text:p>
          </table:table-cell>
          <table:table-cell table:style-name="ce4" table:formula="of:=IF([.$B99]=[.C$1]; IF([.C98]=&quot;&quot;; &quot;Ég&quot;; &quot;&quot;); [.C98])">
            <text:p/>
          </table:table-cell>
          <table:table-cell table:style-name="ce4" table:formula="of:=IF([.$B99]=[.D$1]; IF([.D98]=&quot;&quot;; &quot;Ég&quot;; &quot;&quot;); [.D98])" office:value-type="string" office:string-value="Ég" calcext:value-type="string">
            <text:p>Ég</text:p>
          </table:table-cell>
          <table:table-cell table:style-name="ce4" table:formula="of:=IF([.$B99]=[.E$1]; IF([.E98]=&quot;&quot;; &quot;Ég&quot;; &quot;&quot;); [.E98])">
            <text:p/>
          </table:table-cell>
          <table:table-cell table:style-name="ce4" table:formula="of:=IF([.$B99]=[.F$1]; IF([.F98]=&quot;&quot;; &quot;Ég&quot;; &quot;&quot;); [.F98])" office:value-type="string" office:string-value="Ég" calcext:value-type="string">
            <text:p>Ég</text:p>
          </table:table-cell>
          <table:table-cell table:style-name="ce4" table:formula="of:=IF([.$B99]=[.G$1]; IF([.G98]=&quot;&quot;; &quot;Ég&quot;; &quot;&quot;); [.G98])">
            <text:p/>
          </table:table-cell>
          <table:table-cell table:style-name="ce4" table:formula="of:=IF([.$B99]=[.H$1]; IF([.H98]=&quot;&quot;; &quot;Ég&quot;; &quot;&quot;); [.H98])" office:value-type="string" office:string-value="Ég" calcext:value-type="string">
            <text:p>Ég</text:p>
          </table:table-cell>
          <table:table-cell table:formula="of:=COUNTIF([.$C99:.$H99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8" calcext:value-type="float">
            <text:p>98</text:p>
          </table:table-cell>
          <table:table-cell table:formula="of:=INDEX([.$C$1:.$H$1]; RANDBETWEEN(1;6))" office:value-type="string" office:string-value="C" calcext:value-type="string">
            <text:p>C</text:p>
          </table:table-cell>
          <table:table-cell table:style-name="ce4" table:formula="of:=IF([.$B100]=[.C$1]; IF([.C99]=&quot;&quot;; &quot;Ég&quot;; &quot;&quot;); [.C99])">
            <text:p/>
          </table:table-cell>
          <table:table-cell table:style-name="ce4" table:formula="of:=IF([.$B100]=[.D$1]; IF([.D99]=&quot;&quot;; &quot;Ég&quot;; &quot;&quot;); [.D99])" office:value-type="string" office:string-value="Ég" calcext:value-type="string">
            <text:p>Ég</text:p>
          </table:table-cell>
          <table:table-cell table:style-name="ce4" table:formula="of:=IF([.$B100]=[.E$1]; IF([.E99]=&quot;&quot;; &quot;Ég&quot;; &quot;&quot;); [.E99])" office:value-type="string" office:string-value="Ég" calcext:value-type="string">
            <text:p>Ég</text:p>
          </table:table-cell>
          <table:table-cell table:style-name="ce4" table:formula="of:=IF([.$B100]=[.F$1]; IF([.F99]=&quot;&quot;; &quot;Ég&quot;; &quot;&quot;); [.F99])" office:value-type="string" office:string-value="Ég" calcext:value-type="string">
            <text:p>Ég</text:p>
          </table:table-cell>
          <table:table-cell table:style-name="ce4" table:formula="of:=IF([.$B100]=[.G$1]; IF([.G99]=&quot;&quot;; &quot;Ég&quot;; &quot;&quot;); [.G99])">
            <text:p/>
          </table:table-cell>
          <table:table-cell table:style-name="ce4" table:formula="of:=IF([.$B100]=[.H$1]; IF([.H99]=&quot;&quot;; &quot;Ég&quot;; &quot;&quot;); [.H99])" office:value-type="string" office:string-value="Ég" calcext:value-type="string">
            <text:p>Ég</text:p>
          </table:table-cell>
          <table:table-cell table:formula="of:=COUNTIF([.$C100:.$H100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99" calcext:value-type="float">
            <text:p>99</text:p>
          </table:table-cell>
          <table:table-cell table:formula="of:=INDEX([.$C$1:.$H$1]; RANDBETWEEN(1;6))" office:value-type="string" office:string-value="F" calcext:value-type="string">
            <text:p>F</text:p>
          </table:table-cell>
          <table:table-cell table:style-name="ce4" table:formula="of:=IF([.$B101]=[.C$1]; IF([.C100]=&quot;&quot;; &quot;Ég&quot;; &quot;&quot;); [.C100])">
            <text:p/>
          </table:table-cell>
          <table:table-cell table:style-name="ce4" table:formula="of:=IF([.$B101]=[.D$1]; IF([.D100]=&quot;&quot;; &quot;Ég&quot;; &quot;&quot;); [.D100])" office:value-type="string" office:string-value="Ég" calcext:value-type="string">
            <text:p>Ég</text:p>
          </table:table-cell>
          <table:table-cell table:style-name="ce4" table:formula="of:=IF([.$B101]=[.E$1]; IF([.E100]=&quot;&quot;; &quot;Ég&quot;; &quot;&quot;); [.E100])" office:value-type="string" office:string-value="Ég" calcext:value-type="string">
            <text:p>Ég</text:p>
          </table:table-cell>
          <table:table-cell table:style-name="ce4" table:formula="of:=IF([.$B101]=[.F$1]; IF([.F100]=&quot;&quot;; &quot;Ég&quot;; &quot;&quot;); [.F100])" office:value-type="string" office:string-value="Ég" calcext:value-type="string">
            <text:p>Ég</text:p>
          </table:table-cell>
          <table:table-cell table:style-name="ce4" table:formula="of:=IF([.$B101]=[.G$1]; IF([.G100]=&quot;&quot;; &quot;Ég&quot;; &quot;&quot;); [.G100])">
            <text:p/>
          </table:table-cell>
          <table:table-cell table:style-name="ce4" table:formula="of:=IF([.$B101]=[.H$1]; IF([.H100]=&quot;&quot;; &quot;Ég&quot;; &quot;&quot;); [.H100])">
            <text:p/>
          </table:table-cell>
          <table:table-cell table:formula="of:=COUNTIF([.$C101:.$H101]; &quot;Ég&quot;)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formula="of:=ROW()-2" office:value-type="float" office:value="100" calcext:value-type="float">
            <text:p>100</text:p>
          </table:table-cell>
          <table:table-cell table:formula="of:=INDEX([.$C$1:.$H$1]; RANDBETWEEN(1;6))" office:value-type="string" office:string-value="E" calcext:value-type="string">
            <text:p>E</text:p>
          </table:table-cell>
          <table:table-cell table:style-name="ce4" table:formula="of:=IF([.$B102]=[.C$1]; IF([.C101]=&quot;&quot;; &quot;Ég&quot;; &quot;&quot;); [.C101])">
            <text:p/>
          </table:table-cell>
          <table:table-cell table:style-name="ce4" table:formula="of:=IF([.$B102]=[.D$1]; IF([.D101]=&quot;&quot;; &quot;Ég&quot;; &quot;&quot;); [.D101])" office:value-type="string" office:string-value="Ég" calcext:value-type="string">
            <text:p>Ég</text:p>
          </table:table-cell>
          <table:table-cell table:style-name="ce4" table:formula="of:=IF([.$B102]=[.E$1]; IF([.E101]=&quot;&quot;; &quot;Ég&quot;; &quot;&quot;); [.E101])" office:value-type="string" office:string-value="Ég" calcext:value-type="string">
            <text:p>Ég</text:p>
          </table:table-cell>
          <table:table-cell table:style-name="ce4" table:formula="of:=IF([.$B102]=[.F$1]; IF([.F101]=&quot;&quot;; &quot;Ég&quot;; &quot;&quot;); [.F101])" office:value-type="string" office:string-value="Ég" calcext:value-type="string">
            <text:p>Ég</text:p>
          </table:table-cell>
          <table:table-cell table:style-name="ce4" table:formula="of:=IF([.$B102]=[.G$1]; IF([.G101]=&quot;&quot;; &quot;Ég&quot;; &quot;&quot;); [.G101])" office:value-type="string" office:string-value="Ég" calcext:value-type="string">
            <text:p>Ég</text:p>
          </table:table-cell>
          <table:table-cell table:style-name="ce4" table:formula="of:=IF([.$B102]=[.H$1]; IF([.H101]=&quot;&quot;; &quot;Ég&quot;; &quot;&quot;); [.H101])">
            <text:p/>
          </table:table-cell>
          <table:table-cell table:formula="of:=COUNTIF([.$C102:.$H102]; &quot;Ég&quot;)" office:value-type="float" office:value="4" calcext:value-type="float">
            <text:p>4</text:p>
          </table:table-cell>
          <table:table-cell table:number-columns-repeated="16375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unkalap1.C3:Munkalap1.H102">
            <calcext:condition calcext:apply-style-name="Névtelen1" calcext:value="formula-is([.$I3]=6)" calcext:base-cell-address="Munkalap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évtelen1" style:family="table-cell" style:parent-style-name="Default">
      <style:table-cell-properties fo:background-color="#ff860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00.00.00</text:date>, <text:time style:data-style-name="N2" text:time-value="15:44:35.92593012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3T15:43:15.029858474</meta:creation-date>
    <meta:generator>LibreOffice/25.2.3.1$Linux_X86_64 LibreOffice_project/520$Build-1</meta:generator>
    <dc:date>2025-04-23T18:08:22.524367149</dc:date>
    <meta:editing-duration>PT1H58M30S</meta:editing-duration>
    <meta:editing-cycles>22</meta:editing-cycles>
    <meta:document-statistic meta:table-count="1" meta:cell-count="9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374cm" svg:height="13.71cm" xlink:href=".." xlink:type="simple" chart:class="chart:bar" chart:style-name="ch1">
        <chart:title svg:x="7.854cm" svg:y="0.41cm" chart:style-name="ch2">
          <text:p>Bekapcsolt lámpák számának gyakorisága</text:p>
        </chart:title>
        <chart:plot-area chart:style-name="ch3" svg:x="0.487cm" svg:y="1.463cm" svg:width="23.4cm" svg:height="11.973cm">
          <chart:coordinate-region svg:x="1.121cm" svg:y="1.662cm" svg:width="22.766cm" svg:height="11.1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unkalap1.L4:Munkalap1.R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Sor 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Munkalap1.L4:Munkalap1.R4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1$Linux_X86_64 LibreOffice_project/52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